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3756in"/>
    </style:style>
    <style:style style:name="co17" style:family="table-column">
      <style:table-column-properties fo:break-before="auto" style:column-width="0.9598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7453in"/>
    </style:style>
    <style:style style:name="co20" style:family="table-column">
      <style:table-column-properties fo:break-before="auto" style:column-width="0.6854in"/>
    </style:style>
    <style:style style:name="co21" style:family="table-column">
      <style:table-column-properties fo:break-before="auto" style:column-width="0.7217in"/>
    </style:style>
    <style:style style:name="co22" style:family="table-column">
      <style:table-column-properties fo:break-before="auto" style:column-width="0.6618in"/>
    </style:style>
    <style:style style:name="co23" style:family="table-column">
      <style:table-column-properties fo:break-before="auto" style:column-width="0.5547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0.7811in"/>
    </style:style>
    <style:style style:name="co26" style:family="table-column">
      <style:table-column-properties fo:break-before="auto" style:column-width="0.6138in"/>
    </style:style>
    <style:style style:name="co27" style:family="table-column">
      <style:table-column-properties fo:break-before="auto" style:column-width="0.65in"/>
    </style:style>
    <style:style style:name="co28" style:family="table-column">
      <style:table-column-properties fo:break-before="auto" style:column-width="0.6264in"/>
    </style:style>
    <style:style style:name="co29" style:family="table-column">
      <style:table-column-properties fo:break-before="auto" style:column-width="0.602in"/>
    </style:style>
    <style:style style:name="co30" style:family="table-column">
      <style:table-column-properties fo:break-before="auto" style:column-width="0.4717in"/>
    </style:style>
    <style:style style:name="co31" style:family="table-column">
      <style:table-column-properties fo:break-before="auto" style:column-width="0.4953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0.5783in"/>
    </style:style>
    <style:style style:name="co34" style:family="table-column">
      <style:table-column-properties fo:break-before="auto" style:column-width="0.9953in"/>
    </style:style>
    <style:style style:name="co35" style:family="table-column">
      <style:table-column-properties fo:break-before="auto" style:column-width="0.2035in"/>
    </style:style>
    <style:style style:name="co36" style:family="table-column">
      <style:table-column-properties fo:break-before="auto" style:column-width="0.7319in"/>
    </style:style>
    <style:style style:name="co37" style:family="table-column">
      <style:table-column-properties fo:break-before="auto" style:column-width="0.7in"/>
    </style:style>
    <style:style style:name="co38" style:family="table-column">
      <style:table-column-properties fo:break-before="auto" style:column-width="0.202in"/>
    </style:style>
    <style:style style:name="co39" style:family="table-column">
      <style:table-column-properties fo:break-before="auto" style:column-width="0.7571in"/>
    </style:style>
    <style:style style:name="co40" style:family="table-column">
      <style:table-column-properties fo:break-before="auto" style:column-width="0.7098in"/>
    </style:style>
    <style:style style:name="co41" style:family="table-column">
      <style:table-column-properties fo:break-before="auto" style:column-width="0.673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2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nce_summa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default-cell-style-name="ce29"/>
        <table:table-column table:style-name="co13" table:default-cell-style-name="ce37"/>
        <table:table-column table:style-name="co6" table:default-cell-style-name="ce46"/>
        <table:table-column table:style-name="co6" table:default-cell-style-name="ce41"/>
        <table:table-column table:style-name="co14" table:default-cell-style-name="ce3"/>
        <table:table-column table:style-name="co15" table:number-columns-repeated="45" table:default-cell-style-name="ce3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3]" office:value-type="float" office:value="0.5217" calcext:value-type="float">
            <text:p>0.5217</text:p>
          </table:table-cell>
          <table:table-cell table:style-name="ce18" table:formula="of:=[$Single_Exp_01_25.C7]" office:value-type="float" office:value="0.3595" calcext:value-type="float">
            <text:p>0.3595</text:p>
          </table:table-cell>
          <table:table-cell table:style-name="ce31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3]" office:value-type="float" office:value="0.4257" calcext:value-type="float">
            <text:p>0.4257</text:p>
          </table:table-cell>
          <table:table-cell table:style-name="ce18" table:formula="of:=[$Single_Exp_01_25.I7]" office:value-type="float" office:value="0.3376" calcext:value-type="float">
            <text:p>0.3376</text:p>
          </table:table-cell>
          <table:table-cell table:style-name="ce31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3]" office:value-type="float" office:value="0.4802" calcext:value-type="float">
            <text:p>0.4802</text:p>
          </table:table-cell>
          <table:table-cell table:style-name="ce18" table:formula="of:=[$Single_Exp_01_25.O7]" office:value-type="float" office:value="0.3219" calcext:value-type="float">
            <text:p>0.3219</text:p>
          </table:table-cell>
          <table:table-cell table:style-name="ce31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3]" office:value-type="float" office:value="0.4814" calcext:value-type="float">
            <text:p>0.4814</text:p>
          </table:table-cell>
          <table:table-cell table:style-name="ce18" table:formula="of:=[$Single_Exp_01_25.U7]" office:value-type="float" office:value="0.215" calcext:value-type="float">
            <text:p>0.2150</text:p>
          </table:table-cell>
          <table:table-cell table:style-name="ce31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3]" office:value-type="float" office:value="0.4904" calcext:value-type="float">
            <text:p>0.4904</text:p>
          </table:table-cell>
          <table:table-cell table:style-name="ce18" table:formula="of:=[$Single_Exp_01_25.AA7]" office:value-type="float" office:value="0.4021" calcext:value-type="float">
            <text:p>0.4021</text:p>
          </table:table-cell>
          <table:table-cell table:style-name="ce31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E13]" office:value-type="float" office:value="0.4865" calcext:value-type="float">
            <text:p>0.4865</text:p>
          </table:table-cell>
          <table:table-cell table:style-name="ce18" table:formula="of:=[$Single_Exp_01_25.C17]" office:value-type="float" office:value="0.365" calcext:value-type="float">
            <text:p>0.3650</text:p>
          </table:table-cell>
          <table:table-cell table:style-name="ce31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K13]" office:value-type="float" office:value="0.3527" calcext:value-type="float">
            <text:p>0.3527</text:p>
          </table:table-cell>
          <table:table-cell table:style-name="ce18" table:formula="of:=[$Single_Exp_01_25.I17]" office:value-type="float" office:value="0.3065" calcext:value-type="float">
            <text:p>0.3065</text:p>
          </table:table-cell>
          <table:table-cell table:style-name="ce31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13]" office:value-type="float" office:value="0.4155" calcext:value-type="float">
            <text:p>0.4155</text:p>
          </table:table-cell>
          <table:table-cell table:style-name="ce18" table:formula="of:=[$Single_Exp_01_25.O17]" office:value-type="float" office:value="0.3563" calcext:value-type="float">
            <text:p>0.3563</text:p>
          </table:table-cell>
          <table:table-cell table:style-name="ce31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13]" office:value-type="float" office:value="0.3824" calcext:value-type="float">
            <text:p>0.3824</text:p>
          </table:table-cell>
          <table:table-cell table:style-name="ce18" table:formula="of:=[$Single_Exp_01_25.U17]" office:value-type="float" office:value="0.3163" calcext:value-type="float">
            <text:p>0.3163</text:p>
          </table:table-cell>
          <table:table-cell table:style-name="ce31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13]" office:value-type="float" office:value="0.4726" calcext:value-type="float">
            <text:p>0.4726</text:p>
          </table:table-cell>
          <table:table-cell table:style-name="ce18" table:formula="of:=[$Single_Exp_01_25.AA17]" office:value-type="float" office:value="0.31" calcext:value-type="float">
            <text:p>0.3100</text:p>
          </table:table-cell>
          <table:table-cell table:style-name="ce31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23]" office:value-type="float" office:value="0.4975" calcext:value-type="float">
            <text:p>0.4975</text:p>
          </table:table-cell>
          <table:table-cell table:style-name="ce18" table:formula="of:=[$Single_Exp_01_25.C27]" office:value-type="float" office:value="0.3784" calcext:value-type="float">
            <text:p>0.3784</text:p>
          </table:table-cell>
          <table:table-cell table:style-name="ce31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23]" office:value-type="float" office:value="0.4185" calcext:value-type="float">
            <text:p>0.4185</text:p>
          </table:table-cell>
          <table:table-cell table:style-name="ce18" table:formula="of:=[$Single_Exp_01_25.I27]" office:value-type="float" office:value="0.3875" calcext:value-type="float">
            <text:p>0.3875</text:p>
          </table:table-cell>
          <table:table-cell table:style-name="ce31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23]" office:value-type="float" office:value="0.105" calcext:value-type="float">
            <text:p>0.1050</text:p>
          </table:table-cell>
          <table:table-cell table:style-name="ce18" table:formula="of:=[$Single_Exp_01_25.O27]" office:value-type="float" office:value="0.309" calcext:value-type="float">
            <text:p>0.3090</text:p>
          </table:table-cell>
          <table:table-cell table:style-name="ce31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2">
          <table:table-cell/>
          <table:table-cell table:style-name="ce66" table:number-columns-repeated="2"/>
          <table:table-cell table:style-name="ce14"/>
          <table:table-cell table:style-name="ce66" table:number-columns-repeated="4"/>
          <table:table-cell table:style-name="ce25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5"/>
        </table:table-row>
        <table:table-row table:style-name="ro3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14"/>
          <table:covered-table-cell table:number-columns-repeated="4" table:style-name="ce66"/>
          <table:covered-table-cell table:style-name="ce25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14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23]" office:value-type="float" office:value="0.3627" calcext:value-type="float">
            <text:p>0.3627</text:p>
          </table:table-cell>
          <table:table-cell table:style-name="ce18" table:formula="of:=[$Single_Exp_01_25.U27]" office:value-type="float" office:value="0.2983" calcext:value-type="float">
            <text:p>0.2983</text:p>
          </table:table-cell>
          <table:table-cell table:style-name="ce31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23]" office:value-type="float" office:value="0.4392" calcext:value-type="float">
            <text:p>0.4392</text:p>
          </table:table-cell>
          <table:table-cell table:style-name="ce18" table:formula="of:=[$Single_Exp_01_25.AA27]" office:value-type="float" office:value="0.3093" calcext:value-type="float">
            <text:p>0.3093</text:p>
          </table:table-cell>
          <table:table-cell table:style-name="ce31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33]" office:value-type="float" office:value="0.3472" calcext:value-type="float">
            <text:p>0.3472</text:p>
          </table:table-cell>
          <table:table-cell table:style-name="ce18" table:formula="of:=[$Single_Exp_01_25.C37]" office:value-type="float" office:value="0.3374" calcext:value-type="float">
            <text:p>0.3374</text:p>
          </table:table-cell>
          <table:table-cell table:style-name="ce31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K33]" office:value-type="float" office:value="0.3352" calcext:value-type="float">
            <text:p>0.3352</text:p>
          </table:table-cell>
          <table:table-cell table:style-name="ce19" table:formula="of:=[$Single_Exp_01_25.I37]" office:value-type="float" office:value="0.3425" calcext:value-type="float">
            <text:p>0.3425</text:p>
          </table:table-cell>
          <table:table-cell table:style-name="ce32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Q33]" office:value-type="float" office:value="0.4201" calcext:value-type="float">
            <text:p>0.4201</text:p>
          </table:table-cell>
          <table:table-cell table:style-name="ce19" table:formula="of:=[$Single_Exp_01_25.O37]" office:value-type="float" office:value="0.3107" calcext:value-type="float">
            <text:p>0.3107</text:p>
          </table:table-cell>
          <table:table-cell table:style-name="ce32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33]" office:value-type="float" office:value="0.4651" calcext:value-type="float">
            <text:p>0.4651</text:p>
          </table:table-cell>
          <table:table-cell table:style-name="ce19" table:formula="of:=[$Single_Exp_01_25.U37]" office:value-type="float" office:value="0.3026" calcext:value-type="float">
            <text:p>0.3026</text:p>
          </table:table-cell>
          <table:table-cell table:style-name="ce32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33]" office:value-type="float" office:value="0.4655" calcext:value-type="float">
            <text:p>0.4655</text:p>
          </table:table-cell>
          <table:table-cell table:style-name="ce19" table:formula="of:=[$Single_Exp_01_25.AA37]" office:value-type="float" office:value="0.3423" calcext:value-type="float">
            <text:p>0.3423</text:p>
          </table:table-cell>
          <table:table-cell table:style-name="ce32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43]" office:value-type="float" office:value="0.3557" calcext:value-type="float">
            <text:p>0.3557</text:p>
          </table:table-cell>
          <table:table-cell table:style-name="ce19" table:formula="of:=[$Single_Exp_01_25.C47]" office:value-type="float" office:value="0.3712" calcext:value-type="float">
            <text:p>0.3712</text:p>
          </table:table-cell>
          <table:table-cell table:style-name="ce32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2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K43]" office:value-type="float" office:value="0.6333" calcext:value-type="float">
            <text:p>0.6333</text:p>
          </table:table-cell>
          <table:table-cell table:style-name="ce19" table:formula="of:=[$Single_Exp_01_25.I47]" office:value-type="float" office:value="0.435" calcext:value-type="float">
            <text:p>0.4350</text:p>
          </table:table-cell>
          <table:table-cell table:style-name="ce32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Q43]" office:value-type="float" office:value="0.6735" calcext:value-type="float">
            <text:p>0.6735</text:p>
          </table:table-cell>
          <table:table-cell table:style-name="ce19" table:formula="of:=[$Single_Exp_01_25.O47]" office:value-type="float" office:value="0.5518" calcext:value-type="float">
            <text:p>0.5518</text:p>
          </table:table-cell>
          <table:table-cell table:style-name="ce32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W43]" office:value-type="float" office:value="0.6607" calcext:value-type="float">
            <text:p>0.6607</text:p>
          </table:table-cell>
          <table:table-cell table:style-name="ce19" table:formula="of:=[$Single_Exp_01_25.U47]" office:value-type="float" office:value="0.5118" calcext:value-type="float">
            <text:p>0.5118</text:p>
          </table:table-cell>
          <table:table-cell table:style-name="ce32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Single_Exp_01_25.AC43]" office:value-type="float" office:value="0.6784" calcext:value-type="float">
            <text:p>0.6784</text:p>
          </table:table-cell>
          <table:table-cell table:style-name="ce102" table:formula="of:=[$Single_Exp_01_25.AA47]" office:value-type="float" office:value="0.5215" calcext:value-type="float">
            <text:p>0.5215</text:p>
          </table:table-cell>
          <table:table-cell table:style-name="ce107" table:formula="of:=[$Single_Exp_01_25.AA48]" office:value-type="float" office:value="0.5869" calcext:value-type="float">
            <text:p>0.5869</text:p>
          </table:table-cell>
          <table:table-cell table:style-name="ce42" table:formula="of:=[$Single_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3]" office:value-type="float" office:value="0.4809" calcext:value-type="float">
            <text:p>0.4809</text:p>
          </table:table-cell>
          <table:table-cell table:style-name="ce19" table:formula="of:=[$Single_Exp_26_50.C7]" office:value-type="float" office:value="0.3697" calcext:value-type="float">
            <text:p>0.3697</text:p>
          </table:table-cell>
          <table:table-cell table:style-name="ce32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K3]" office:value-type="float" office:value="0.6058" calcext:value-type="float">
            <text:p>0.6058</text:p>
          </table:table-cell>
          <table:table-cell table:style-name="ce19" table:formula="of:=[$Single_Exp_26_50.I7]" office:value-type="float" office:value="0.4107" calcext:value-type="float">
            <text:p>0.4107</text:p>
          </table:table-cell>
          <table:table-cell table:style-name="ce32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3]" office:value-type="float" office:value="0.6259" calcext:value-type="float">
            <text:p>0.6259</text:p>
          </table:table-cell>
          <table:table-cell table:style-name="ce19" table:formula="of:=[$Single_Exp_26_50.O7]" office:value-type="float" office:value="0.4743" calcext:value-type="float">
            <text:p>0.4743</text:p>
          </table:table-cell>
          <table:table-cell table:style-name="ce32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W3]" office:value-type="float" office:value="0.6317" calcext:value-type="float">
            <text:p>0.6317</text:p>
          </table:table-cell>
          <table:table-cell table:style-name="ce19" table:formula="of:=[$Single_Exp_26_50.U7]" office:value-type="float" office:value="0.4954" calcext:value-type="float">
            <text:p>0.4954</text:p>
          </table:table-cell>
          <table:table-cell table:style-name="ce32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AC3]" office:value-type="float" office:value="0.5768" calcext:value-type="float">
            <text:p>0.5768</text:p>
          </table:table-cell>
          <table:table-cell table:style-name="ce19" table:formula="of:=[$Single_Exp_26_50.AA7]" office:value-type="float" office:value="0.4099" calcext:value-type="float">
            <text:p>0.4099</text:p>
          </table:table-cell>
          <table:table-cell table:style-name="ce32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13]" office:value-type="float" office:value="0.6647" calcext:value-type="float">
            <text:p>0.6647</text:p>
          </table:table-cell>
          <table:table-cell table:style-name="ce19" table:formula="of:=[$Single_Exp_26_50.C17]" office:value-type="float" office:value="0.4638" calcext:value-type="float">
            <text:p>0.4638</text:p>
          </table:table-cell>
          <table:table-cell table:style-name="ce32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Single_Exp_26_50.K13]" office:value-type="float" office:value="0.6574" calcext:value-type="float">
            <text:p>0.6574</text:p>
          </table:table-cell>
          <table:table-cell table:style-name="ce19" table:formula="of:=[$Single_Exp_26_50.I17]" office:value-type="float" office:value="0.4943" calcext:value-type="float">
            <text:p>0.4943</text:p>
          </table:table-cell>
          <table:table-cell table:style-name="ce32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13]" office:value-type="float" office:value="0.635" calcext:value-type="float">
            <text:p>0.6350</text:p>
          </table:table-cell>
          <table:table-cell table:style-name="ce19" table:formula="of:=[$Single_Exp_26_50.O17]" office:value-type="float" office:value="0.5313" calcext:value-type="float">
            <text:p>0.5313</text:p>
          </table:table-cell>
          <table:table-cell table:style-name="ce32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Single_Exp_26_50.W13]" office:value-type="float" office:value="0.6317" calcext:value-type="float">
            <text:p>0.6317</text:p>
          </table:table-cell>
          <table:table-cell table:style-name="ce19" table:formula="of:=[$Single_Exp_26_50.U17]" office:value-type="float" office:value="0.4954" calcext:value-type="float">
            <text:p>0.4954</text:p>
          </table:table-cell>
          <table:table-cell table:style-name="ce32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AC13]" office:value-type="float" office:value="0.6676" calcext:value-type="float">
            <text:p>0.6676</text:p>
          </table:table-cell>
          <table:table-cell table:style-name="ce19" table:formula="of:=[$Single_Exp_26_50.AA17]" office:value-type="float" office:value="0.491" calcext:value-type="float">
            <text:p>0.4910</text:p>
          </table:table-cell>
          <table:table-cell table:style-name="ce32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E23]" office:value-type="float" office:value="0.635" calcext:value-type="float">
            <text:p>0.6350</text:p>
          </table:table-cell>
          <table:table-cell table:style-name="ce18" table:formula="of:=[$Single_Exp_26_50.C27]" office:value-type="float" office:value="0.5313" calcext:value-type="float">
            <text:p>0.5313</text:p>
          </table:table-cell>
          <table:table-cell table:style-name="ce31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K23]" office:value-type="float" office:value="0.6733" calcext:value-type="float">
            <text:p>0.6733</text:p>
          </table:table-cell>
          <table:table-cell table:style-name="ce18" table:formula="of:=[$Single_Exp_26_50.I27]" office:value-type="float" office:value="0.5376" calcext:value-type="float">
            <text:p>0.5376</text:p>
          </table:table-cell>
          <table:table-cell table:style-name="ce31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Q23]" office:value-type="float" office:value="0.6677" calcext:value-type="float">
            <text:p>0.6677</text:p>
          </table:table-cell>
          <table:table-cell table:style-name="ce18" table:formula="of:=[$Single_Exp_26_50.O27]" office:value-type="float" office:value="0.5105" calcext:value-type="float">
            <text:p>0.5105</text:p>
          </table:table-cell>
          <table:table-cell table:style-name="ce31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W23]" office:value-type="float" office:value="0.6553" calcext:value-type="float">
            <text:p>0.6553</text:p>
          </table:table-cell>
          <table:table-cell table:style-name="ce18" table:formula="of:=[$Single_Exp_26_50.U27]" office:value-type="float" office:value="0.5484" calcext:value-type="float">
            <text:p>0.5484</text:p>
          </table:table-cell>
          <table:table-cell table:style-name="ce31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23]" office:value-type="float" office:value="0.635" calcext:value-type="float">
            <text:p>0.6350</text:p>
          </table:table-cell>
          <table:table-cell table:style-name="ce18" table:formula="of:=[$Single_Exp_26_50.AA27]" office:value-type="float" office:value="0.5524" calcext:value-type="float">
            <text:p>0.5524</text:p>
          </table:table-cell>
          <table:table-cell table:style-name="ce31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E33]" office:value-type="float" office:value="0.7099" calcext:value-type="float">
            <text:p>0.7099</text:p>
          </table:table-cell>
          <table:table-cell table:style-name="ce18" table:formula="of:=[$Single_Exp_26_50.C37]" office:value-type="float" office:value="0.5546" calcext:value-type="float">
            <text:p>0.5546</text:p>
          </table:table-cell>
          <table:table-cell table:style-name="ce31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33]" office:value-type="float" office:value="0.6481" calcext:value-type="float">
            <text:p>0.6481</text:p>
          </table:table-cell>
          <table:table-cell table:style-name="ce18" table:formula="of:=[$Single_Exp_26_50.I37]" office:value-type="float" office:value="0.5356" calcext:value-type="float">
            <text:p>0.5356</text:p>
          </table:table-cell>
          <table:table-cell table:style-name="ce31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Q33]" office:value-type="float" office:value="0.6688" calcext:value-type="float">
            <text:p>0.6688</text:p>
          </table:table-cell>
          <table:table-cell table:style-name="ce18" table:formula="of:=[$Single_Exp_26_50.O37]" office:value-type="float" office:value="0.5242" calcext:value-type="float">
            <text:p>0.5242</text:p>
          </table:table-cell>
          <table:table-cell table:style-name="ce31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Single_Exp_26_50.W33]" office:value-type="float" office:value="0.6477" calcext:value-type="float">
            <text:p>0.6477</text:p>
          </table:table-cell>
          <table:table-cell table:style-name="ce18" table:formula="of:=[$Single_Exp_26_50.U37]" office:value-type="float" office:value="0.5605" calcext:value-type="float">
            <text:p>0.5605</text:p>
          </table:table-cell>
          <table:table-cell table:style-name="ce31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33]" office:value-type="float" office:value="0.6475" calcext:value-type="float">
            <text:p>0.6475</text:p>
          </table:table-cell>
          <table:table-cell table:style-name="ce18" table:formula="of:=[$Single_Exp_26_50.AA37]" office:value-type="float" office:value="0.5775" calcext:value-type="float">
            <text:p>0.5775</text:p>
          </table:table-cell>
          <table:table-cell table:style-name="ce31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Single_Exp_26_50.E43]" office:value-type="float" office:value="0.6359" calcext:value-type="float">
            <text:p>0.6359</text:p>
          </table:table-cell>
          <table:table-cell table:style-name="ce18" table:formula="of:=[$Single_Exp_26_50.C47]" office:value-type="float" office:value="0.5092" calcext:value-type="float">
            <text:p>0.5092</text:p>
          </table:table-cell>
          <table:table-cell table:style-name="ce31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43]" office:value-type="float" office:value="0.6416" calcext:value-type="float">
            <text:p>0.6416</text:p>
          </table:table-cell>
          <table:table-cell table:style-name="ce18" table:formula="of:=[$Single_Exp_26_50.I47]" office:value-type="float" office:value="0.4743" calcext:value-type="float">
            <text:p>0.4743</text:p>
          </table:table-cell>
          <table:table-cell table:style-name="ce31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Single_Exp_26_50.Q43]" office:value-type="float" office:value="0.6172" calcext:value-type="float">
            <text:p>0.6172</text:p>
          </table:table-cell>
          <table:table-cell table:style-name="ce18" table:formula="of:=[$Single_Exp_26_50.O47]" office:value-type="float" office:value="0.4619" calcext:value-type="float">
            <text:p>0.4619</text:p>
          </table:table-cell>
          <table:table-cell table:style-name="ce31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Single_Exp_26_50.W43]" office:value-type="float" office:value="0.6379" calcext:value-type="float">
            <text:p>0.6379</text:p>
          </table:table-cell>
          <table:table-cell table:style-name="ce18" table:formula="of:=[$Single_Exp_26_50.U47]" office:value-type="float" office:value="0.5008" calcext:value-type="float">
            <text:p>0.5008</text:p>
          </table:table-cell>
          <table:table-cell table:style-name="ce31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AC43]" office:value-type="float" office:value="0.6488" calcext:value-type="float">
            <text:p>0.6488</text:p>
          </table:table-cell>
          <table:table-cell table:style-name="ce18" table:formula="of:=[$Single_Exp_26_50.AA47]" office:value-type="float" office:value="0.4833" calcext:value-type="float">
            <text:p>0.4833</text:p>
          </table:table-cell>
          <table:table-cell table:style-name="ce31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Single_Exp_51_75.E3]" office:value-type="float" office:value="0.3438" calcext:value-type="float">
            <text:p>0.3438</text:p>
          </table:table-cell>
          <table:table-cell table:style-name="ce18" table:formula="of:=[$Single_Exp_51_75.C7]" office:value-type="float" office:value="0.5612" calcext:value-type="float">
            <text:p>0.5612</text:p>
          </table:table-cell>
          <table:table-cell table:style-name="ce31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Single_Exp_51_75.K3]" office:value-type="float" office:value="0.3253" calcext:value-type="float">
            <text:p>0.3253</text:p>
          </table:table-cell>
          <table:table-cell table:style-name="ce18" table:formula="of:=[$Single_Exp_51_75.I7]" office:value-type="float" office:value="0.5403" calcext:value-type="float">
            <text:p>0.5403</text:p>
          </table:table-cell>
          <table:table-cell table:style-name="ce31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Single_Exp_51_75.Q3]" office:value-type="float" office:value="0.3289" calcext:value-type="float">
            <text:p>0.3289</text:p>
          </table:table-cell>
          <table:table-cell table:style-name="ce18" table:formula="of:=[$Single_Exp_51_75.O7]" office:value-type="float" office:value="0.5357" calcext:value-type="float">
            <text:p>0.5357</text:p>
          </table:table-cell>
          <table:table-cell table:style-name="ce31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Single_Exp_51_75.W3]" office:value-type="float" office:value="0.3256" calcext:value-type="float">
            <text:p>0.3256</text:p>
          </table:table-cell>
          <table:table-cell table:style-name="ce18" table:formula="of:=[$Single_Exp_51_75.U7]" office:value-type="float" office:value="0.5503" calcext:value-type="float">
            <text:p>0.5503</text:p>
          </table:table-cell>
          <table:table-cell table:style-name="ce31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Single_Exp_51_75.AC3]" office:value-type="float" office:value="0.3661" calcext:value-type="float">
            <text:p>0.3661</text:p>
          </table:table-cell>
          <table:table-cell table:style-name="ce18" table:formula="of:=[$Single_Exp_51_75.AA7]" office:value-type="float" office:value="0.5493" calcext:value-type="float">
            <text:p>0.5493</text:p>
          </table:table-cell>
          <table:table-cell table:style-name="ce31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Single_Exp_51_75.AI3]" office:value-type="float" office:value="0.2651" calcext:value-type="float">
            <text:p>0.2651</text:p>
          </table:table-cell>
          <table:table-cell table:style-name="ce18" table:formula="of:=[$Single_Exp_51_75.AG7]" office:value-type="float" office:value="0.5081" calcext:value-type="float">
            <text:p>0.5081</text:p>
          </table:table-cell>
          <table:table-cell table:style-name="ce31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Single_Exp_51_75.E13]" office:value-type="float" office:value="0.5905" calcext:value-type="float">
            <text:p>0.5905</text:p>
          </table:table-cell>
          <table:table-cell table:style-name="ce18" table:formula="of:=[$Single_Exp_51_75.C17]" office:value-type="float" office:value="0.5979" calcext:value-type="float">
            <text:p>0.5979</text:p>
          </table:table-cell>
          <table:table-cell table:style-name="ce31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Single_Exp_51_75.K13]" office:value-type="float" office:value="0.6213" calcext:value-type="float">
            <text:p>0.6213</text:p>
          </table:table-cell>
          <table:table-cell table:style-name="ce18" table:formula="of:=[$Single_Exp_51_75.I17]" office:value-type="float" office:value="0.5556" calcext:value-type="float">
            <text:p>0.5556</text:p>
          </table:table-cell>
          <table:table-cell table:style-name="ce31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9"/>
        <table:table-column table:style-name="co25" table:default-cell-style-name="ce69"/>
        <table:table-column table:style-name="co25" table:default-cell-style-name="ce66"/>
        <table:table-column table:style-name="co23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27" table:default-cell-style-name="ce66"/>
        <table:table-column table:style-name="co30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83"/>
        <table:table-column table:style-name="co25" table:default-cell-style-name="ce88"/>
        <table:table-column table:style-name="co25" table:default-cell-style-name="ce92"/>
        <table:table-column table:style-name="co21" table:default-cell-style-name="ce98"/>
        <table:table-column table:style-name="co15" table:default-cell-style-name="ce104"/>
        <table:table-column table:style-name="co15" table:default-cell-style-name="ce109"/>
        <table:table-column table:style-name="co15" table:default-cell-style-name="ce114"/>
        <table:table-column table:style-name="co34" table:default-cell-style-name="ce66"/>
        <table:table-column table:style-name="co15" table:number-columns-repeated="36" table:default-cell-style-name="ce66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84" office:value-type="string" calcext:value-type="string">
            <text:p>Deny</text:p>
            <text:p>F1</text:p>
          </table:table-cell>
          <table:table-cell table:style-name="ce90" office:value-type="string" calcext:value-type="string">
            <text:p>Macro</text:p>
            <text:p>Stance F1</text:p>
          </table:table-cell>
          <table:table-cell table:style-name="ce119" office:value-type="string" calcext:value-type="string">
            <text:p>Weighted</text:p>
            <text:p>Stance F1</text:p>
          </table:table-cell>
          <table:table-cell table:style-name="ce123" office:value-type="string" calcext:value-type="string">
            <text:p>Stance</text:p>
            <text:p>Accuracy</text:p>
          </table:table-cell>
          <table:table-cell table:style-name="ce130" office:value-type="string" calcext:value-type="string">
            <text:p>Macro</text:p>
            <text:p>Viral F1</text:p>
          </table:table-cell>
          <table:table-cell table:style-name="ce134" office:value-type="string" calcext:value-type="string">
            <text:p>Weighted</text:p>
            <text:p>Viral F1</text:p>
          </table:table-cell>
          <table:table-cell table:style-name="ce111" office:value-type="string" calcext:value-type="string">
            <text:p>Viral</text:p>
            <text:p>Accuracy</text:p>
          </table:table-cell>
          <table:table-cell table:style-name="ce60" office:value-type="string" calcext:value-type="string">
            <text:p>Remarks</text:p>
          </table:table-cell>
          <table:table-cell table:number-columns-repeated="3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E3]" office:value-type="float" office:value="0.6407" calcext:value-type="float">
            <text:p>0.6407</text:p>
          </table:table-cell>
          <table:table-cell table:style-name="ce91" table:formula="of:=[$Multi_Exp_01_18.C7]" office:value-type="float" office:value="0.559" calcext:value-type="float">
            <text:p>0.5590</text:p>
          </table:table-cell>
          <table:table-cell table:style-name="ce120" table:formula="of:=[$Multi_Exp_01_18.C8]" office:value-type="float" office:value="0.5718" calcext:value-type="float">
            <text:p>0.5718</text:p>
          </table:table-cell>
          <table:table-cell table:style-name="ce125" table:formula="of:=[$Multi_Exp_01_18.C9]" office:value-type="float" office:value="57.2" calcext:value-type="float">
            <text:p>57.2</text:p>
          </table:table-cell>
          <table:table-cell table:style-name="ce131" table:formula="of:=[$Multi_Exp_01_18.C13]" office:value-type="float" office:value="0.6571" calcext:value-type="float">
            <text:p>0.6571</text:p>
          </table:table-cell>
          <table:table-cell table:style-name="ce135" table:formula="of:=[$Multi_Exp_01_18.C14]" office:value-type="float" office:value="0.7786" calcext:value-type="float">
            <text:p>0.7786</text:p>
          </table:table-cell>
          <table:table-cell table:style-name="ce112" table:formula="of:=[$Multi_Exp_01_18.C15]" office:value-type="float" office:value="77.7" calcext:value-type="float">
            <text:p>77.7</text:p>
          </table:table-cell>
          <table:table-cell table:number-columns-repeated="3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K3]" office:value-type="float" office:value="0.5933" calcext:value-type="float">
            <text:p>0.5933</text:p>
          </table:table-cell>
          <table:table-cell table:style-name="ce91" table:formula="of:=[$Multi_Exp_01_18.I7]" office:value-type="float" office:value="0.5405" calcext:value-type="float">
            <text:p>0.5405</text:p>
          </table:table-cell>
          <table:table-cell table:style-name="ce120" table:formula="of:=[$Multi_Exp_01_18.I8]" office:value-type="float" office:value="0.55" calcext:value-type="float">
            <text:p>0.5500</text:p>
          </table:table-cell>
          <table:table-cell table:style-name="ce125" table:formula="of:=[$Multi_Exp_01_18.I9]" office:value-type="float" office:value="54.9" calcext:value-type="float">
            <text:p>54.9</text:p>
          </table:table-cell>
          <table:table-cell table:style-name="ce131" table:formula="of:=[$Multi_Exp_01_18.I13]" office:value-type="float" office:value="0.6406" calcext:value-type="float">
            <text:p>0.6406</text:p>
          </table:table-cell>
          <table:table-cell table:style-name="ce135" table:formula="of:=[$Multi_Exp_01_18.I14]" office:value-type="float" office:value="0.7528" calcext:value-type="float">
            <text:p>0.7528</text:p>
          </table:table-cell>
          <table:table-cell table:style-name="ce112" table:formula="of:=[$Multi_Exp_01_18.I15]" office:value-type="float" office:value="73.8" calcext:value-type="float">
            <text:p>73.8</text:p>
          </table:table-cell>
          <table:table-cell table:number-columns-repeated="3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Q3]" office:value-type="float" office:value="0.4613" calcext:value-type="float">
            <text:p>0.4613</text:p>
          </table:table-cell>
          <table:table-cell table:style-name="ce91" table:formula="of:=[$Multi_Exp_01_18.O7]" office:value-type="float" office:value="0.1778" calcext:value-type="float">
            <text:p>0.1778</text:p>
          </table:table-cell>
          <table:table-cell table:style-name="ce120" table:formula="of:=[$Multi_Exp_01_18.O8]" office:value-type="float" office:value="0.2232" calcext:value-type="float">
            <text:p>0.2232</text:p>
          </table:table-cell>
          <table:table-cell table:style-name="ce125" table:formula="of:=[$Multi_Exp_01_18.O9]" office:value-type="float" office:value="29.6" calcext:value-type="float">
            <text:p>29.6</text:p>
          </table:table-cell>
          <table:table-cell table:style-name="ce131" table:formula="of:=[$Multi_Exp_01_18.O13]" office:value-type="float" office:value="0.6633" calcext:value-type="float">
            <text:p>0.6633</text:p>
          </table:table-cell>
          <table:table-cell table:style-name="ce135" table:formula="of:=[$Multi_Exp_01_18.O14]" office:value-type="float" office:value="0.7664" calcext:value-type="float">
            <text:p>0.7664</text:p>
          </table:table-cell>
          <table:table-cell table:style-name="ce112" table:formula="of:=[$Multi_Exp_01_18.O15]" office:value-type="float" office:value="75.1" calcext:value-type="float">
            <text:p>75.1</text:p>
          </table:table-cell>
          <table:table-cell table:number-columns-repeated="3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85" table:formula="of:=[$Multi_Exp_01_18.W3]" office:value-type="float" office:value="0.3654" calcext:value-type="float">
            <text:p>0.3654</text:p>
          </table:table-cell>
          <table:table-cell table:style-name="ce91" table:formula="of:=[$Multi_Exp_01_18.U7]" office:value-type="float" office:value="0.2137" calcext:value-type="float">
            <text:p>0.2137</text:p>
          </table:table-cell>
          <table:table-cell table:style-name="ce120" table:formula="of:=[$Multi_Exp_01_18.U8]" office:value-type="float" office:value="0.2671" calcext:value-type="float">
            <text:p>0.2671</text:p>
          </table:table-cell>
          <table:table-cell table:style-name="ce125" table:formula="of:=[$Multi_Exp_01_18.U9]" office:value-type="float" office:value="24.7" calcext:value-type="float">
            <text:p>24.7</text:p>
          </table:table-cell>
          <table:table-cell table:style-name="ce131" table:formula="of:=[$Multi_Exp_01_18.U13]" office:value-type="float" office:value="0.6635" calcext:value-type="float">
            <text:p>0.6635</text:p>
          </table:table-cell>
          <table:table-cell table:style-name="ce135" table:formula="of:=[$Multi_Exp_01_18.U14]" office:value-type="float" office:value="0.7638" calcext:value-type="float">
            <text:p>0.7638</text:p>
          </table:table-cell>
          <table:table-cell table:style-name="ce112" table:formula="of:=[$Multi_Exp_01_18.U15]" office:value-type="float" office:value="74.7" calcext:value-type="float">
            <text:p>74.7</text:p>
          </table:table-cell>
          <table:table-cell table:number-columns-repeated="3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1" table:formula="of:=[$Multi_Exp_01_18.AC3]" office:value-type="float" office:value="0.6667" calcext:value-type="float">
            <text:p>0.6667</text:p>
          </table:table-cell>
          <table:table-cell table:style-name="ce86" table:formula="of:=[$Multi_Exp_01_18.AA7]" office:value-type="float" office:value="0.5947" calcext:value-type="float">
            <text:p>0.5947</text:p>
          </table:table-cell>
          <table:table-cell table:style-name="ce121" table:formula="of:=[$Multi_Exp_01_18.AA8]" office:value-type="float" office:value="0.5965" calcext:value-type="float">
            <text:p>0.5965</text:p>
          </table:table-cell>
          <table:table-cell table:style-name="ce128" table:formula="of:=[$Multi_Exp_01_18.AA9]" office:value-type="float" office:value="59.5" calcext:value-type="float">
            <text:p>59.5</text:p>
          </table:table-cell>
          <table:table-cell table:style-name="ce131" table:formula="of:=[$Multi_Exp_01_18.AA13]" office:value-type="float" office:value="0.5058" calcext:value-type="float">
            <text:p>0.5058</text:p>
          </table:table-cell>
          <table:table-cell table:style-name="ce135" table:formula="of:=[$Multi_Exp_01_18.AA14]" office:value-type="float" office:value="0.6566" calcext:value-type="float">
            <text:p>0.6566</text:p>
          </table:table-cell>
          <table:table-cell table:style-name="ce112" table:formula="of:=[$Multi_Exp_01_18.AA15]" office:value-type="float" office:value="63.4" calcext:value-type="float">
            <text:p>63.4</text:p>
          </table:table-cell>
          <table:table-cell table:number-columns-repeated="3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1" table:formula="of:=[$Multi_Exp_01_18.AI3]" office:value-type="float" office:value="0.6667" calcext:value-type="float">
            <text:p>0.6667</text:p>
          </table:table-cell>
          <table:table-cell table:style-name="ce86" table:formula="of:=[$Multi_Exp_01_18.AG7]" office:value-type="float" office:value="0.5947" calcext:value-type="float">
            <text:p>0.5947</text:p>
          </table:table-cell>
          <table:table-cell table:style-name="ce121" table:formula="of:=[$Multi_Exp_01_18.AG8]" office:value-type="float" office:value="0.5965" calcext:value-type="float">
            <text:p>0.5965</text:p>
          </table:table-cell>
          <table:table-cell table:style-name="ce128" table:formula="of:=[$Multi_Exp_01_18.AG9]" office:value-type="float" office:value="59.5" calcext:value-type="float">
            <text:p>59.5</text:p>
          </table:table-cell>
          <table:table-cell table:style-name="ce131" table:formula="of:=[$Multi_Exp_01_18.AG13]" office:value-type="float" office:value="0.5019" calcext:value-type="float">
            <text:p>0.5019</text:p>
          </table:table-cell>
          <table:table-cell table:style-name="ce135" table:formula="of:=[$Multi_Exp_01_18.AG14]" office:value-type="float" office:value="0.6539" calcext:value-type="float">
            <text:p>0.6539</text:p>
          </table:table-cell>
          <table:table-cell table:style-name="ce112" table:formula="of:=[$Multi_Exp_01_18.AG15]" office:value-type="float" office:value="63.2" calcext:value-type="float">
            <text:p>63.2</text:p>
          </table:table-cell>
          <table:table-cell table:number-columns-repeated="3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E19]" office:value-type="float" office:value="0.6907" calcext:value-type="float">
            <text:p>0.6907</text:p>
          </table:table-cell>
          <table:table-cell table:style-name="ce86" table:formula="of:=[$Multi_Exp_01_18.C23]" office:value-type="float" office:value="0.5614" calcext:value-type="float">
            <text:p>0.5614</text:p>
          </table:table-cell>
          <table:table-cell table:style-name="ce121" table:formula="of:=[$Multi_Exp_01_18.C24]" office:value-type="float" office:value="0.5885" calcext:value-type="float">
            <text:p>0.5885</text:p>
          </table:table-cell>
          <table:table-cell table:style-name="ce128" table:formula="of:=[$Multi_Exp_01_18.C25]" office:value-type="float" office:value="59" calcext:value-type="float">
            <text:p>59.0</text:p>
          </table:table-cell>
          <table:table-cell table:style-name="ce131" table:formula="of:=[$Multi_Exp_01_18.C29]" office:value-type="float" office:value="0.6864" calcext:value-type="float">
            <text:p>0.6864</text:p>
          </table:table-cell>
          <table:table-cell table:style-name="ce135" table:formula="of:=[$Multi_Exp_01_18.C30]" office:value-type="float" office:value="0.793" calcext:value-type="float">
            <text:p>0.7930</text:p>
          </table:table-cell>
          <table:table-cell table:style-name="ce112" table:formula="of:=[$Multi_Exp_01_18.C31]" office:value-type="float" office:value="78.8" calcext:value-type="float">
            <text:p>78.8</text:p>
          </table:table-cell>
          <table:table-cell table:number-columns-repeated="3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1" table:formula="of:=[$Multi_Exp_01_18.K19]" office:value-type="float" office:value="0.6715" calcext:value-type="float">
            <text:p>0.6715</text:p>
          </table:table-cell>
          <table:table-cell table:style-name="ce86" table:formula="of:=[$Multi_Exp_01_18.I23]" office:value-type="float" office:value="0.552" calcext:value-type="float">
            <text:p>0.5520</text:p>
          </table:table-cell>
          <table:table-cell table:style-name="ce121" table:formula="of:=[$Multi_Exp_01_18.I24]" office:value-type="float" office:value="0.5645" calcext:value-type="float">
            <text:p>0.5645</text:p>
          </table:table-cell>
          <table:table-cell table:style-name="ce128" table:formula="of:=[$Multi_Exp_01_18.I25]" office:value-type="float" office:value="57.1" calcext:value-type="float">
            <text:p>57.1</text:p>
          </table:table-cell>
          <table:table-cell table:style-name="ce131" table:formula="of:=[$Multi_Exp_01_18.I29]" office:value-type="float" office:value="0.6903" calcext:value-type="float">
            <text:p>0.6903</text:p>
          </table:table-cell>
          <table:table-cell table:style-name="ce135" table:formula="of:=[$Multi_Exp_01_18.I30]" office:value-type="float" office:value="0.803" calcext:value-type="float">
            <text:p>0.8030</text:p>
          </table:table-cell>
          <table:table-cell table:style-name="ce112" table:formula="of:=[$Multi_Exp_01_18.I31]" office:value-type="float" office:value="80.5" calcext:value-type="float">
            <text:p>80.5</text:p>
          </table:table-cell>
          <table:table-cell table:number-columns-repeated="3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Q19]" office:value-type="float" office:value="0.467" calcext:value-type="float">
            <text:p>0.4670</text:p>
          </table:table-cell>
          <table:table-cell table:style-name="ce86" table:formula="of:=[$Multi_Exp_01_18.O23]" office:value-type="float" office:value="0.1491" calcext:value-type="float">
            <text:p>0.1491</text:p>
          </table:table-cell>
          <table:table-cell table:style-name="ce121" table:formula="of:=[$Multi_Exp_01_18.O24]" office:value-type="float" office:value="0.1946" calcext:value-type="float">
            <text:p>0.1946</text:p>
          </table:table-cell>
          <table:table-cell table:style-name="ce128" table:formula="of:=[$Multi_Exp_01_18.O25]" office:value-type="float" office:value="28.3" calcext:value-type="float">
            <text:p>28.3</text:p>
          </table:table-cell>
          <table:table-cell table:style-name="ce131" table:formula="of:=[$Multi_Exp_01_18.O29]" office:value-type="float" office:value="0.6936" calcext:value-type="float">
            <text:p>0.6936</text:p>
          </table:table-cell>
          <table:table-cell table:style-name="ce135" table:formula="of:=[$Multi_Exp_01_18.O30]" office:value-type="float" office:value="0.7974" calcext:value-type="float">
            <text:p>0.7974</text:p>
          </table:table-cell>
          <table:table-cell table:style-name="ce112" table:formula="of:=[$Multi_Exp_01_18.O31]" office:value-type="float" office:value="79.2" calcext:value-type="float">
            <text:p>79.2</text:p>
          </table:table-cell>
          <table:table-cell table:number-columns-repeated="3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01_18.W19]" office:value-type="float" office:value="0.4626" calcext:value-type="float">
            <text:p>0.4626</text:p>
          </table:table-cell>
          <table:table-cell table:style-name="ce86" table:formula="of:=[$Multi_Exp_01_18.U23]" office:value-type="float" office:value="0.187" calcext:value-type="float">
            <text:p>0.1870</text:p>
          </table:table-cell>
          <table:table-cell table:style-name="ce121" table:formula="of:=[$Multi_Exp_01_18.U24]" office:value-type="float" office:value="0.2442" calcext:value-type="float">
            <text:p>0.2442</text:p>
          </table:table-cell>
          <table:table-cell table:style-name="ce128" table:formula="of:=[$Multi_Exp_01_18.U25]" office:value-type="float" office:value="29.2" calcext:value-type="float">
            <text:p>29.2</text:p>
          </table:table-cell>
          <table:table-cell table:style-name="ce132" table:formula="of:=[$Multi_Exp_01_18.U29]" office:value-type="float" office:value="0.6883" calcext:value-type="float">
            <text:p>0.6883</text:p>
          </table:table-cell>
          <table:table-cell table:style-name="ce135" table:formula="of:=[$Multi_Exp_01_18.U30]" office:value-type="float" office:value="0.7896" calcext:value-type="float">
            <text:p>0.7896</text:p>
          </table:table-cell>
          <table:table-cell table:style-name="ce112" table:formula="of:=[$Multi_Exp_01_18.U31]" office:value-type="float" office:value="78" calcext:value-type="float">
            <text:p>78.0</text:p>
          </table:table-cell>
          <table:table-cell table:number-columns-repeated="3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01_18.AC19]" office:value-type="float" office:value="0.664" calcext:value-type="float">
            <text:p>0.6640</text:p>
          </table:table-cell>
          <table:table-cell table:style-name="ce86" table:formula="of:=[$Multi_Exp_01_18.AA23]" office:value-type="float" office:value="0.5693" calcext:value-type="float">
            <text:p>0.5693</text:p>
          </table:table-cell>
          <table:table-cell table:style-name="ce121" table:formula="of:=[$Multi_Exp_01_18.AA24]" office:value-type="float" office:value="0.5973" calcext:value-type="float">
            <text:p>0.5973</text:p>
          </table:table-cell>
          <table:table-cell table:style-name="ce128" table:formula="of:=[$Multi_Exp_01_18.AA25]" office:value-type="float" office:value="59.5" calcext:value-type="float">
            <text:p>59.5</text:p>
          </table:table-cell>
          <table:table-cell table:style-name="ce131" table:formula="of:=[$Multi_Exp_01_18.AA29]" office:value-type="float" office:value="0.476" calcext:value-type="float">
            <text:p>0.4760</text:p>
          </table:table-cell>
          <table:table-cell table:style-name="ce135" table:formula="of:=[$Multi_Exp_01_18.AA30]" office:value-type="float" office:value="0.5988" calcext:value-type="float">
            <text:p>0.5988</text:p>
          </table:table-cell>
          <table:table-cell table:style-name="ce112" table:formula="of:=[$Multi_Exp_01_18.AA31]" office:value-type="float" office:value="55.6" calcext:value-type="float">
            <text:p>55.6</text:p>
          </table:table-cell>
          <table:table-cell table:number-columns-repeated="3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AI19]" office:value-type="float" office:value="0.6731" calcext:value-type="float">
            <text:p>0.6731</text:p>
          </table:table-cell>
          <table:table-cell table:style-name="ce86" table:formula="of:=[$Multi_Exp_01_18.AG23]" office:value-type="float" office:value="0.5702" calcext:value-type="float">
            <text:p>0.5702</text:p>
          </table:table-cell>
          <table:table-cell table:style-name="ce121" table:formula="of:=[$Multi_Exp_01_18.AG24]" office:value-type="float" office:value="0.5849" calcext:value-type="float">
            <text:p>0.5849</text:p>
          </table:table-cell>
          <table:table-cell table:style-name="ce128" table:formula="of:=[$Multi_Exp_01_18.AG25]" office:value-type="float" office:value="58.5" calcext:value-type="float">
            <text:p>58.5</text:p>
          </table:table-cell>
          <table:table-cell table:style-name="ce131" table:formula="of:=[$Multi_Exp_01_18.AG29]" office:value-type="float" office:value="0.5111" calcext:value-type="float">
            <text:p>0.5111</text:p>
          </table:table-cell>
          <table:table-cell table:style-name="ce135" table:formula="of:=[$Multi_Exp_01_18.AG30]" office:value-type="float" office:value="0.6463" calcext:value-type="float">
            <text:p>0.6463</text:p>
          </table:table-cell>
          <table:table-cell table:style-name="ce112" table:formula="of:=[$Multi_Exp_01_18.AG31]" office:value-type="float" office:value="61.6" calcext:value-type="float">
            <text:p>61.6</text:p>
          </table:table-cell>
          <table:table-cell table:number-columns-repeated="3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style-name="ce81" table:formula="of:=[$Multi_Exp_01_18.E35]" office:value-type="float" office:value="0.6692" calcext:value-type="float">
            <text:p>0.6692</text:p>
          </table:table-cell>
          <table:table-cell table:style-name="ce86" table:formula="of:=[$Multi_Exp_01_18.C39]" office:value-type="float" office:value="0.5596" calcext:value-type="float">
            <text:p>0.5596</text:p>
          </table:table-cell>
          <table:table-cell table:style-name="ce121" table:formula="of:=[$Multi_Exp_01_18.C40]" office:value-type="float" office:value="0.5709" calcext:value-type="float">
            <text:p>0.5709</text:p>
          </table:table-cell>
          <table:table-cell table:style-name="ce128" table:formula="of:=[$Multi_Exp_01_18.C41]" office:value-type="float" office:value="57.4" calcext:value-type="float">
            <text:p>57.4</text:p>
          </table:table-cell>
          <table:table-cell table:style-name="ce131" table:formula="of:=[$Multi_Exp_01_18.C45]" office:value-type="float" office:value="0.6765" calcext:value-type="float">
            <text:p>0.6765</text:p>
          </table:table-cell>
          <table:table-cell table:style-name="ce135" table:formula="of:=[$Multi_Exp_01_18.C46]" office:value-type="float" office:value="0.7186" calcext:value-type="float">
            <text:p>0.7186</text:p>
          </table:table-cell>
          <table:table-cell table:style-name="ce112" table:formula="of:=[$Multi_Exp_01_18.C47]" office:value-type="float" office:value="71.1" calcext:value-type="float">
            <text:p>71.1</text:p>
          </table:table-cell>
          <table:table-cell table:number-columns-repeated="3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01_18.K35]" office:value-type="float" office:value="0.6796" calcext:value-type="float">
            <text:p>0.6796</text:p>
          </table:table-cell>
          <table:table-cell table:style-name="ce86" table:formula="of:=[$Multi_Exp_01_18.I39]" office:value-type="float" office:value="0.5568" calcext:value-type="float">
            <text:p>0.5568</text:p>
          </table:table-cell>
          <table:table-cell table:style-name="ce121" table:formula="of:=[$Multi_Exp_01_18.I40]" office:value-type="float" office:value="0.57" calcext:value-type="float">
            <text:p>0.5700</text:p>
          </table:table-cell>
          <table:table-cell table:style-name="ce128" table:formula="of:=[$Multi_Exp_01_18.I41]" office:value-type="float" office:value="57.7" calcext:value-type="float">
            <text:p>57.7</text:p>
          </table:table-cell>
          <table:table-cell table:style-name="ce131" table:formula="of:=[$Multi_Exp_01_18.I45]" office:value-type="float" office:value="0.6556" calcext:value-type="float">
            <text:p>0.6556</text:p>
          </table:table-cell>
          <table:table-cell table:style-name="ce135" table:formula="of:=[$Multi_Exp_01_18.I46]" office:value-type="float" office:value="0.6967" calcext:value-type="float">
            <text:p>0.6967</text:p>
          </table:table-cell>
          <table:table-cell table:style-name="ce112" table:formula="of:=[$Multi_Exp_01_18.I47]" office:value-type="float" office:value="68.6" calcext:value-type="float">
            <text:p>68.6</text:p>
          </table:table-cell>
          <table:table-cell table:number-columns-repeated="3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01_18.Q35]" office:value-type="float" office:value="0.6509" calcext:value-type="float">
            <text:p>0.6509</text:p>
          </table:table-cell>
          <table:table-cell table:style-name="ce86" table:formula="of:=[$Multi_Exp_01_18.O39]" office:value-type="float" office:value="0.5191" calcext:value-type="float">
            <text:p>0.5191</text:p>
          </table:table-cell>
          <table:table-cell table:style-name="ce121" table:formula="of:=[$Multi_Exp_01_18.O40]" office:value-type="float" office:value="0.5607" calcext:value-type="float">
            <text:p>0.5607</text:p>
          </table:table-cell>
          <table:table-cell table:style-name="ce128" table:formula="of:=[$Multi_Exp_01_18.O41]" office:value-type="float" office:value="56.4" calcext:value-type="float">
            <text:p>56.4</text:p>
          </table:table-cell>
          <table:table-cell table:style-name="ce131" table:formula="of:=[$Multi_Exp_01_18.O45]" office:value-type="float" office:value="0.6671" calcext:value-type="float">
            <text:p>0.6671</text:p>
          </table:table-cell>
          <table:table-cell table:style-name="ce135" table:formula="of:=[$Multi_Exp_01_18.O46]" office:value-type="float" office:value="0.712" calcext:value-type="float">
            <text:p>0.7120</text:p>
          </table:table-cell>
          <table:table-cell table:style-name="ce112" table:formula="of:=[$Multi_Exp_01_18.O47]" office:value-type="float" office:value="70.5" calcext:value-type="float">
            <text:p>70.5</text:p>
          </table:table-cell>
          <table:table-cell table:number-columns-repeated="3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W35]" office:value-type="float" office:value="0.6537" calcext:value-type="float">
            <text:p>0.6537</text:p>
          </table:table-cell>
          <table:table-cell table:style-name="ce86" table:formula="of:=[$Multi_Exp_01_18.U39]" office:value-type="float" office:value="0.4858" calcext:value-type="float">
            <text:p>0.4858</text:p>
          </table:table-cell>
          <table:table-cell table:style-name="ce121" table:formula="of:=[$Multi_Exp_01_18.U40]" office:value-type="float" office:value="0.529" calcext:value-type="float">
            <text:p>0.5290</text:p>
          </table:table-cell>
          <table:table-cell table:style-name="ce128" table:formula="of:=[$Multi_Exp_01_18.U41]" office:value-type="float" office:value="54.5" calcext:value-type="float">
            <text:p>54.5</text:p>
          </table:table-cell>
          <table:table-cell table:style-name="ce131" table:formula="of:=[$Multi_Exp_01_18.U45]" office:value-type="float" office:value="0.6791" calcext:value-type="float">
            <text:p>0.6791</text:p>
          </table:table-cell>
          <table:table-cell table:style-name="ce135" table:formula="of:=[$Multi_Exp_01_18.U46]" office:value-type="float" office:value="0.7195" calcext:value-type="float">
            <text:p>0.7195</text:p>
          </table:table-cell>
          <table:table-cell table:style-name="ce112" table:formula="of:=[$Multi_Exp_01_18.U47]" office:value-type="float" office:value="71.1" calcext:value-type="float">
            <text:p>71.1</text:p>
          </table:table-cell>
          <table:table-cell table:number-columns-repeated="3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01_18.AC35]" office:value-type="float" office:value="0.6966" calcext:value-type="float">
            <text:p>0.6966</text:p>
          </table:table-cell>
          <table:table-cell table:style-name="ce86" table:formula="of:=[$Multi_Exp_01_18.AA39]" office:value-type="float" office:value="0.5338" calcext:value-type="float">
            <text:p>0.5338</text:p>
          </table:table-cell>
          <table:table-cell table:style-name="ce121" table:formula="of:=[$Multi_Exp_01_18.AA40]" office:value-type="float" office:value="0.5879" calcext:value-type="float">
            <text:p>0.5879</text:p>
          </table:table-cell>
          <table:table-cell table:style-name="ce128" table:formula="of:=[$Multi_Exp_01_18.AA41]" office:value-type="float" office:value="59.5" calcext:value-type="float">
            <text:p>59.5</text:p>
          </table:table-cell>
          <table:table-cell table:style-name="ce131" table:formula="of:=[$Multi_Exp_01_18.AA45]" office:value-type="float" office:value="0.6461" calcext:value-type="float">
            <text:p>0.6461</text:p>
          </table:table-cell>
          <table:table-cell table:style-name="ce135" table:formula="of:=[$Multi_Exp_01_18.AA46]" office:value-type="float" office:value="0.7001" calcext:value-type="float">
            <text:p>0.7001</text:p>
          </table:table-cell>
          <table:table-cell table:style-name="ce112" table:formula="of:=[$Multi_Exp_01_18.AA47]" office:value-type="float" office:value="69.8" calcext:value-type="float">
            <text:p>69.8</text:p>
          </table:table-cell>
          <table:table-cell table:number-columns-repeated="3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01_18.AI35]" office:value-type="float" office:value="0.6919" calcext:value-type="float">
            <text:p>0.6919</text:p>
          </table:table-cell>
          <table:table-cell table:style-name="ce86" table:formula="of:=[$Multi_Exp_01_18.AG39]" office:value-type="float" office:value="0.5253" calcext:value-type="float">
            <text:p>0.5253</text:p>
          </table:table-cell>
          <table:table-cell table:style-name="ce121" table:formula="of:=[$Multi_Exp_01_18.AG40]" office:value-type="float" office:value="0.5849" calcext:value-type="float">
            <text:p>0.5849</text:p>
          </table:table-cell>
          <table:table-cell table:style-name="ce128" table:formula="of:=[$Multi_Exp_01_18.AG41]" office:value-type="float" office:value="58.4" calcext:value-type="float">
            <text:p>58.4</text:p>
          </table:table-cell>
          <table:table-cell table:style-name="ce131" table:formula="of:=[$Multi_Exp_01_18.AG45]" office:value-type="float" office:value="0.6691" calcext:value-type="float">
            <text:p>0.6691</text:p>
          </table:table-cell>
          <table:table-cell table:style-name="ce135" table:formula="of:=[$Multi_Exp_01_18.AG46]" office:value-type="float" office:value="0.7136" calcext:value-type="float">
            <text:p>0.7136</text:p>
          </table:table-cell>
          <table:table-cell table:style-name="ce112" table:formula="of:=[$Multi_Exp_01_18.AG47]" office:value-type="float" office:value="70.7" calcext:value-type="float">
            <text:p>70.7</text:p>
          </table:table-cell>
          <table:table-cell table:number-columns-repeated="3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19_36.E3]" office:value-type="float" office:value="0.6777" calcext:value-type="float">
            <text:p>0.6777</text:p>
          </table:table-cell>
          <table:table-cell table:style-name="ce86" table:formula="of:=[$Multi_Exp_19_36.C7]" office:value-type="float" office:value="0.5532" calcext:value-type="float">
            <text:p>0.5532</text:p>
          </table:table-cell>
          <table:table-cell table:style-name="ce121" table:formula="of:=[$Multi_Exp_19_36.C8]" office:value-type="float" office:value="0.5921" calcext:value-type="float">
            <text:p>0.5921</text:p>
          </table:table-cell>
          <table:table-cell table:style-name="ce128" table:formula="of:=[$Multi_Exp_19_36.C9]" office:value-type="float" office:value="59.4" calcext:value-type="float">
            <text:p>59.4</text:p>
          </table:table-cell>
          <table:table-cell table:style-name="ce131" table:formula="of:=[$Multi_Exp_19_36.C13]" office:value-type="float" office:value="0.6795" calcext:value-type="float">
            <text:p>0.6795</text:p>
          </table:table-cell>
          <table:table-cell table:style-name="ce135" table:formula="of:=[$Multi_Exp_19_36.C14]" office:value-type="float" office:value="0.7294" calcext:value-type="float">
            <text:p>0.7294</text:p>
          </table:table-cell>
          <table:table-cell table:style-name="ce112" table:formula="of:=[$Multi_Exp_19_36.C15]" office:value-type="float" office:value="72.8" calcext:value-type="float">
            <text:p>72.8</text:p>
          </table:table-cell>
          <table:table-cell table:number-columns-repeated="3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19_36.K3]" office:value-type="float" office:value="0.6958" calcext:value-type="float">
            <text:p>0.6958</text:p>
          </table:table-cell>
          <table:table-cell table:style-name="ce86" table:formula="of:=[$Multi_Exp_19_36.I7]" office:value-type="float" office:value="0.5692" calcext:value-type="float">
            <text:p>0.5692</text:p>
          </table:table-cell>
          <table:table-cell table:style-name="ce121" table:formula="of:=[$Multi_Exp_19_36.I8]" office:value-type="float" office:value="0.6088" calcext:value-type="float">
            <text:p>0.6088</text:p>
          </table:table-cell>
          <table:table-cell table:style-name="ce128" table:formula="of:=[$Multi_Exp_19_36.I9]" office:value-type="float" office:value="60.8" calcext:value-type="float">
            <text:p>60.8</text:p>
          </table:table-cell>
          <table:table-cell table:style-name="ce131" table:formula="of:=[$Multi_Exp_19_36.I13]" office:value-type="float" office:value="0.658" calcext:value-type="float">
            <text:p>0.6580</text:p>
          </table:table-cell>
          <table:table-cell table:style-name="ce135" table:formula="of:=[$Multi_Exp_19_36.I14]" office:value-type="float" office:value="0.7063" calcext:value-type="float">
            <text:p>0.7063</text:p>
          </table:table-cell>
          <table:table-cell table:style-name="ce112" table:formula="of:=[$Multi_Exp_19_36.I15]" office:value-type="float" office:value="70.1" calcext:value-type="float">
            <text:p>70.1</text:p>
          </table:table-cell>
          <table:table-cell table:number-columns-repeated="3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19_36.Q3]" office:value-type="float" office:value="0.6407" calcext:value-type="float">
            <text:p>0.6407</text:p>
          </table:table-cell>
          <table:table-cell table:style-name="ce86" table:formula="of:=[$Multi_Exp_19_36.O7]" office:value-type="float" office:value="0.559" calcext:value-type="float">
            <text:p>0.5590</text:p>
          </table:table-cell>
          <table:table-cell table:style-name="ce121" table:formula="of:=[$Multi_Exp_19_36.O8]" office:value-type="float" office:value="0.5718" calcext:value-type="float">
            <text:p>0.5718</text:p>
          </table:table-cell>
          <table:table-cell table:style-name="ce128" table:formula="of:=[$Multi_Exp_19_36.O9]" office:value-type="float" office:value="57.2" calcext:value-type="float">
            <text:p>57.2</text:p>
          </table:table-cell>
          <table:table-cell table:style-name="ce131" table:formula="of:=[$Multi_Exp_19_36.O13]" office:value-type="float" office:value="0.6571" calcext:value-type="float">
            <text:p>0.6571</text:p>
          </table:table-cell>
          <table:table-cell table:style-name="ce135" table:formula="of:=[$Multi_Exp_19_36.O14]" office:value-type="float" office:value="0.7786" calcext:value-type="float">
            <text:p>0.7786</text:p>
          </table:table-cell>
          <table:table-cell table:style-name="ce112" table:formula="of:=[$Multi_Exp_19_36.O15]" office:value-type="float" office:value="77.7" calcext:value-type="float">
            <text:p>77.7</text:p>
          </table:table-cell>
          <table:table-cell table:number-columns-repeated="3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19_36.W3]" office:value-type="float" office:value="0.5933" calcext:value-type="float">
            <text:p>0.5933</text:p>
          </table:table-cell>
          <table:table-cell table:style-name="ce86" table:formula="of:=[$Multi_Exp_19_36.U7]" office:value-type="float" office:value="0.5405" calcext:value-type="float">
            <text:p>0.5405</text:p>
          </table:table-cell>
          <table:table-cell table:style-name="ce121" table:formula="of:=[$Multi_Exp_19_36.U8]" office:value-type="float" office:value="0.55" calcext:value-type="float">
            <text:p>0.5500</text:p>
          </table:table-cell>
          <table:table-cell table:style-name="ce128" table:formula="of:=[$Multi_Exp_19_36.U9]" office:value-type="float" office:value="54.9" calcext:value-type="float">
            <text:p>54.9</text:p>
          </table:table-cell>
          <table:table-cell table:style-name="ce131" table:formula="of:=[$Multi_Exp_19_36.U13]" office:value-type="float" office:value="0.6406" calcext:value-type="float">
            <text:p>0.6406</text:p>
          </table:table-cell>
          <table:table-cell table:style-name="ce135" table:formula="of:=[$Multi_Exp_19_36.U14]" office:value-type="float" office:value="0.7528" calcext:value-type="float">
            <text:p>0.7528</text:p>
          </table:table-cell>
          <table:table-cell table:style-name="ce112" table:formula="of:=[$Multi_Exp_19_36.U15]" office:value-type="float" office:value="73.8" calcext:value-type="float">
            <text:p>73.8</text:p>
          </table:table-cell>
          <table:table-cell table:number-columns-repeated="37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AC3]" office:value-type="float" office:value="0.6747" calcext:value-type="float">
            <text:p>0.6747</text:p>
          </table:table-cell>
          <table:table-cell table:style-name="ce86" table:formula="of:=[$Multi_Exp_19_36.AA7]" office:value-type="float" office:value="0.5513" calcext:value-type="float">
            <text:p>0.5513</text:p>
          </table:table-cell>
          <table:table-cell table:style-name="ce121" table:formula="of:=[$Multi_Exp_19_36.AA8]" office:value-type="float" office:value="0.5875" calcext:value-type="float">
            <text:p>0.5875</text:p>
          </table:table-cell>
          <table:table-cell table:style-name="ce128" table:formula="of:=[$Multi_Exp_19_36.AA9]" office:value-type="float" office:value="58.5" calcext:value-type="float">
            <text:p>58.5</text:p>
          </table:table-cell>
          <table:table-cell table:style-name="ce131" table:formula="of:=[$Multi_Exp_19_36.AA13]" office:value-type="float" office:value="0.6871" calcext:value-type="float">
            <text:p>0.6871</text:p>
          </table:table-cell>
          <table:table-cell table:style-name="ce135" table:formula="of:=[$Multi_Exp_19_36.AA14]" office:value-type="float" office:value="0.7969" calcext:value-type="float">
            <text:p>0.7969</text:p>
          </table:table-cell>
          <table:table-cell table:style-name="ce112" table:formula="of:=[$Multi_Exp_19_36.AA15]" office:value-type="float" office:value="79.5" calcext:value-type="float">
            <text:p>79.5</text:p>
          </table:table-cell>
          <table:table-cell table:number-columns-repeated="37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19_36.AI3]" office:value-type="float" office:value="0.6723" calcext:value-type="float">
            <text:p>0.6723</text:p>
          </table:table-cell>
          <table:table-cell table:style-name="ce86" table:formula="of:=[$Multi_Exp_19_36.AG7]" office:value-type="float" office:value="0.5649" calcext:value-type="float">
            <text:p>0.5649</text:p>
          </table:table-cell>
          <table:table-cell table:style-name="ce121" table:formula="of:=[$Multi_Exp_19_36.AG8]" office:value-type="float" office:value="0.5963" calcext:value-type="float">
            <text:p>0.5963</text:p>
          </table:table-cell>
          <table:table-cell table:style-name="ce128" table:formula="of:=[$Multi_Exp_19_36.AG9]" office:value-type="float" office:value="59.4" calcext:value-type="float">
            <text:p>59.4</text:p>
          </table:table-cell>
          <table:table-cell table:style-name="ce131" table:formula="of:=[$Multi_Exp_19_36.AG13]" office:value-type="float" office:value="0.6748" calcext:value-type="float">
            <text:p>0.6748</text:p>
          </table:table-cell>
          <table:table-cell table:style-name="ce135" table:formula="of:=[$Multi_Exp_19_36.AG14]" office:value-type="float" office:value="0.7794" calcext:value-type="float">
            <text:p>0.7794</text:p>
          </table:table-cell>
          <table:table-cell table:style-name="ce112" table:formula="of:=[$Multi_Exp_19_36.AG15]" office:value-type="float" office:value="76.9" calcext:value-type="float">
            <text:p>76.9</text:p>
          </table:table-cell>
          <table:table-cell table:number-columns-repeated="37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19_36.E19]" office:value-type="float" office:value="0.6907" calcext:value-type="float">
            <text:p>0.6907</text:p>
          </table:table-cell>
          <table:table-cell table:style-name="ce86" table:formula="of:=[$Multi_Exp_19_36.C23]" office:value-type="float" office:value="0.5614" calcext:value-type="float">
            <text:p>0.5614</text:p>
          </table:table-cell>
          <table:table-cell table:style-name="ce121" table:formula="of:=[$Multi_Exp_19_36.C24]" office:value-type="float" office:value="0.5885" calcext:value-type="float">
            <text:p>0.5885</text:p>
          </table:table-cell>
          <table:table-cell table:style-name="ce128" table:formula="of:=[$Multi_Exp_19_36.C25]" office:value-type="float" office:value="59" calcext:value-type="float">
            <text:p>59.0</text:p>
          </table:table-cell>
          <table:table-cell table:style-name="ce131" table:formula="of:=[$Multi_Exp_19_36.C29]" office:value-type="float" office:value="0.6864" calcext:value-type="float">
            <text:p>0.6864</text:p>
          </table:table-cell>
          <table:table-cell table:style-name="ce135" table:formula="of:=[$Multi_Exp_19_36.C30]" office:value-type="float" office:value="0.793" calcext:value-type="float">
            <text:p>0.7930</text:p>
          </table:table-cell>
          <table:table-cell table:style-name="ce112" table:formula="of:=[$Multi_Exp_19_36.C31]" office:value-type="float" office:value="78.8" calcext:value-type="float">
            <text:p>78.8</text:p>
          </table:table-cell>
          <table:table-cell table:number-columns-repeated="37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1" table:formula="of:=[$Multi_Exp_19_36.K19]" office:value-type="float" office:value="0.6715" calcext:value-type="float">
            <text:p>0.6715</text:p>
          </table:table-cell>
          <table:table-cell table:style-name="ce86" table:formula="of:=[$Multi_Exp_19_36.I23]" office:value-type="float" office:value="0.552" calcext:value-type="float">
            <text:p>0.5520</text:p>
          </table:table-cell>
          <table:table-cell table:style-name="ce121" table:formula="of:=[$Multi_Exp_19_36.I24]" office:value-type="float" office:value="0.5645" calcext:value-type="float">
            <text:p>0.5645</text:p>
          </table:table-cell>
          <table:table-cell table:style-name="ce128" table:formula="of:=[$Multi_Exp_19_36.I25]" office:value-type="float" office:value="57.1" calcext:value-type="float">
            <text:p>57.1</text:p>
          </table:table-cell>
          <table:table-cell table:style-name="ce131" table:formula="of:=[$Multi_Exp_19_36.I29]" office:value-type="float" office:value="0.6903" calcext:value-type="float">
            <text:p>0.6903</text:p>
          </table:table-cell>
          <table:table-cell table:style-name="ce135" table:formula="of:=[$Multi_Exp_19_36.I30]" office:value-type="float" office:value="0.803" calcext:value-type="float">
            <text:p>0.8030</text:p>
          </table:table-cell>
          <table:table-cell table:style-name="ce112" table:formula="of:=[$Multi_Exp_19_36.I31]" office:value-type="float" office:value="80.5" calcext:value-type="float">
            <text:p>80.5</text:p>
          </table:table-cell>
          <table:table-cell table:number-columns-repeated="37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81" table:formula="of:=[$Multi_Exp_19_36.Q19]" office:value-type="float" office:value="0.6733" calcext:value-type="float">
            <text:p>0.6733</text:p>
          </table:table-cell>
          <table:table-cell table:style-name="ce86" table:formula="of:=[$Multi_Exp_19_36.O23]" office:value-type="float" office:value="0.5409" calcext:value-type="float">
            <text:p>0.5409</text:p>
          </table:table-cell>
          <table:table-cell table:style-name="ce121" table:formula="of:=[$Multi_Exp_19_36.O24]" office:value-type="float" office:value="0.5881" calcext:value-type="float">
            <text:p>0.5881</text:p>
          </table:table-cell>
          <table:table-cell table:style-name="ce128" table:formula="of:=[$Multi_Exp_19_36.O25]" office:value-type="float" office:value="58.7" calcext:value-type="float">
            <text:p>58.7</text:p>
          </table:table-cell>
          <table:table-cell table:style-name="ce131" table:formula="of:=[$Multi_Exp_19_36.O29]" office:value-type="float" office:value="0.6897" calcext:value-type="float">
            <text:p>0.6897</text:p>
          </table:table-cell>
          <table:table-cell table:style-name="ce135" table:formula="of:=[$Multi_Exp_19_36.O30]" office:value-type="float" office:value="0.7884" calcext:value-type="float">
            <text:p>0.7884</text:p>
          </table:table-cell>
          <table:table-cell table:style-name="ce112" table:formula="of:=[$Multi_Exp_19_36.O31]" office:value-type="float" office:value="77.7" calcext:value-type="float">
            <text:p>77.7</text:p>
          </table:table-cell>
          <table:table-cell table:number-columns-repeated="3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W19]" office:value-type="float" office:value="0.6879" calcext:value-type="float">
            <text:p>0.6879</text:p>
          </table:table-cell>
          <table:table-cell table:style-name="ce86" table:formula="of:=[$Multi_Exp_19_36.U23]" office:value-type="float" office:value="0.5474" calcext:value-type="float">
            <text:p>0.5474</text:p>
          </table:table-cell>
          <table:table-cell table:style-name="ce121" table:formula="of:=[$Multi_Exp_19_36.U24]" office:value-type="float" office:value="0.588" calcext:value-type="float">
            <text:p>0.5880</text:p>
          </table:table-cell>
          <table:table-cell table:style-name="ce128" table:formula="of:=[$Multi_Exp_19_36.U25]" office:value-type="float" office:value="59" calcext:value-type="float">
            <text:p>59.0</text:p>
          </table:table-cell>
          <table:table-cell table:style-name="ce131" table:formula="of:=[$Multi_Exp_19_36.U29]" office:value-type="float" office:value="0.695" calcext:value-type="float">
            <text:p>0.6950</text:p>
          </table:table-cell>
          <table:table-cell table:style-name="ce135" table:formula="of:=[$Multi_Exp_19_36.U30]" office:value-type="float" office:value="0.7979" calcext:value-type="float">
            <text:p>0.7979</text:p>
          </table:table-cell>
          <table:table-cell table:style-name="ce112" table:formula="of:=[$Multi_Exp_19_36.U31]" office:value-type="float" office:value="79.2" calcext:value-type="float">
            <text:p>79.2</text:p>
          </table:table-cell>
          <table:table-cell table:number-columns-repeated="37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19_36.AC19]" office:value-type="float" office:value="0.6521" calcext:value-type="float">
            <text:p>0.6521</text:p>
          </table:table-cell>
          <table:table-cell table:style-name="ce86" table:formula="of:=[$Multi_Exp_19_36.AA23]" office:value-type="float" office:value="0.5416" calcext:value-type="float">
            <text:p>0.5416</text:p>
          </table:table-cell>
          <table:table-cell table:style-name="ce121" table:formula="of:=[$Multi_Exp_19_36.AA24]" office:value-type="float" office:value="0.5275" calcext:value-type="float">
            <text:p>0.5275</text:p>
          </table:table-cell>
          <table:table-cell table:style-name="ce128" table:formula="of:=[$Multi_Exp_19_36.AA25]" office:value-type="float" office:value="54.8" calcext:value-type="float">
            <text:p>54.8</text:p>
          </table:table-cell>
          <table:table-cell table:style-name="ce131" table:formula="of:=[$Multi_Exp_19_36.AA29]" office:value-type="float" office:value="0.6489" calcext:value-type="float">
            <text:p>0.6489</text:p>
          </table:table-cell>
          <table:table-cell table:style-name="ce135" table:formula="of:=[$Multi_Exp_19_36.AA30]" office:value-type="float" office:value="0.8776" calcext:value-type="float">
            <text:p>0.8776</text:p>
          </table:table-cell>
          <table:table-cell table:style-name="ce112" table:formula="of:=[$Multi_Exp_19_36.AA31]" office:value-type="float" office:value="88.3" calcext:value-type="float">
            <text:p>88.3</text:p>
          </table:table-cell>
          <table:table-cell table:number-columns-repeated="37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style-name="ce81" table:formula="of:=[$Multi_Exp_19_36.AI19]" office:value-type="float" office:value="0.6241" calcext:value-type="float">
            <text:p>0.6241</text:p>
          </table:table-cell>
          <table:table-cell table:style-name="ce86" table:formula="of:=[$Multi_Exp_19_36.AG23]" office:value-type="float" office:value="0.5314" calcext:value-type="float">
            <text:p>0.5314</text:p>
          </table:table-cell>
          <table:table-cell table:style-name="ce121" table:formula="of:=[$Multi_Exp_19_36.AG24]" office:value-type="float" office:value="0.5492" calcext:value-type="float">
            <text:p>0.5492</text:p>
          </table:table-cell>
          <table:table-cell table:style-name="ce128" table:formula="of:=[$Multi_Exp_19_36.AG25]" office:value-type="float" office:value="55.2" calcext:value-type="float">
            <text:p>55.2</text:p>
          </table:table-cell>
          <table:table-cell table:style-name="ce131" table:formula="of:=[$Multi_Exp_19_36.AG29]" office:value-type="float" office:value="0.5935" calcext:value-type="float">
            <text:p>0.5935</text:p>
          </table:table-cell>
          <table:table-cell table:style-name="ce135" table:formula="of:=[$Multi_Exp_19_36.AG30]" office:value-type="float" office:value="0.8658" calcext:value-type="float">
            <text:p>0.8658</text:p>
          </table:table-cell>
          <table:table-cell table:style-name="ce112" table:formula="of:=[$Multi_Exp_19_36.AG31]" office:value-type="float" office:value="88" calcext:value-type="float">
            <text:p>88.0</text:p>
          </table:table-cell>
          <table:table-cell table:number-columns-repeated="3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E35]" office:value-type="float" office:value="0.6718" calcext:value-type="float">
            <text:p>0.6718</text:p>
          </table:table-cell>
          <table:table-cell table:style-name="ce86" table:formula="of:=[$Multi_Exp_19_36.C39]" office:value-type="float" office:value="0.6045" calcext:value-type="float">
            <text:p>0.6045</text:p>
          </table:table-cell>
          <table:table-cell table:style-name="ce121" table:formula="of:=[$Multi_Exp_19_36.C40]" office:value-type="float" office:value="0.5908" calcext:value-type="float">
            <text:p>0.5908</text:p>
          </table:table-cell>
          <table:table-cell table:style-name="ce128" table:formula="of:=[$Multi_Exp_19_36.C41]" office:value-type="float" office:value="59" calcext:value-type="float">
            <text:p>59.0</text:p>
          </table:table-cell>
          <table:table-cell table:style-name="ce131" table:formula="of:=[$Multi_Exp_19_36.C45]" office:value-type="float" office:value="0.673" calcext:value-type="float">
            <text:p>0.6730</text:p>
          </table:table-cell>
          <table:table-cell table:style-name="ce135" table:formula="of:=[$Multi_Exp_19_36.C46]" office:value-type="float" office:value="0.8762" calcext:value-type="float">
            <text:p>0.8762</text:p>
          </table:table-cell>
          <table:table-cell table:style-name="ce112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f1</text:p>
          </table:table-cell>
          <table:table-cell table:number-columns-repeated="36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19_36.K35]" office:value-type="float" office:value="0.6496" calcext:value-type="float">
            <text:p>0.6496</text:p>
          </table:table-cell>
          <table:table-cell table:style-name="ce86" table:formula="of:=[$Multi_Exp_19_36.I39]" office:value-type="float" office:value="0.5706" calcext:value-type="float">
            <text:p>0.5706</text:p>
          </table:table-cell>
          <table:table-cell table:style-name="ce121" table:formula="of:=[$Multi_Exp_19_36.I40]" office:value-type="float" office:value="0.5878" calcext:value-type="float">
            <text:p>0.5878</text:p>
          </table:table-cell>
          <table:table-cell table:style-name="ce128" table:formula="of:=[$Multi_Exp_19_36.I41]" office:value-type="float" office:value="58.8" calcext:value-type="float">
            <text:p>58.8</text:p>
          </table:table-cell>
          <table:table-cell table:style-name="ce131" table:formula="of:=[$Multi_Exp_19_36.I45]" office:value-type="float" office:value="0.6477" calcext:value-type="float">
            <text:p>0.6477</text:p>
          </table:table-cell>
          <table:table-cell table:style-name="ce135" table:formula="of:=[$Multi_Exp_19_36.I46]" office:value-type="float" office:value="0.8605" calcext:value-type="float">
            <text:p>0.8605</text:p>
          </table:table-cell>
          <table:table-cell table:style-name="ce112" table:formula="of:=[$Multi_Exp_19_36.I47]" office:value-type="float" office:value="85" calcext:value-type="float">
            <text:p>85.0</text:p>
          </table:table-cell>
          <table:table-cell table:number-columns-repeated="37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19_36.Q35]" office:value-type="float" office:value="0.6618" calcext:value-type="float">
            <text:p>0.6618</text:p>
          </table:table-cell>
          <table:table-cell table:style-name="ce86" table:formula="of:=[$Multi_Exp_19_36.O39]" office:value-type="float" office:value="0.5099" calcext:value-type="float">
            <text:p>0.5099</text:p>
          </table:table-cell>
          <table:table-cell table:style-name="ce121" table:formula="of:=[$Multi_Exp_19_36.O40]" office:value-type="float" office:value="0.5485" calcext:value-type="float">
            <text:p>0.5485</text:p>
          </table:table-cell>
          <table:table-cell table:style-name="ce128" table:formula="of:=[$Multi_Exp_19_36.O41]" office:value-type="float" office:value="55.2" calcext:value-type="float">
            <text:p>55.2</text:p>
          </table:table-cell>
          <table:table-cell table:style-name="ce131" table:formula="of:=[$Multi_Exp_19_36.O45]" office:value-type="float" office:value="0.6336" calcext:value-type="float">
            <text:p>0.6336</text:p>
          </table:table-cell>
          <table:table-cell table:style-name="ce135" table:formula="of:=[$Multi_Exp_19_36.O46]" office:value-type="float" office:value="0.8625" calcext:value-type="float">
            <text:p>0.8625</text:p>
          </table:table-cell>
          <table:table-cell table:style-name="ce112" table:formula="of:=[$Multi_Exp_19_36.O47]" office:value-type="float" office:value="85.8" calcext:value-type="float">
            <text:p>85.8</text:p>
          </table:table-cell>
          <table:table-cell table:number-columns-repeated="37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19_36.W35]" office:value-type="float" office:value="0.6543" calcext:value-type="float">
            <text:p>0.6543</text:p>
          </table:table-cell>
          <table:table-cell table:style-name="ce86" table:formula="of:=[$Multi_Exp_19_36.U39]" office:value-type="float" office:value="0.531" calcext:value-type="float">
            <text:p>0.5310</text:p>
          </table:table-cell>
          <table:table-cell table:style-name="ce121" table:formula="of:=[$Multi_Exp_19_36.U40]" office:value-type="float" office:value="0.5576" calcext:value-type="float">
            <text:p>0.5576</text:p>
          </table:table-cell>
          <table:table-cell table:style-name="ce128" table:formula="of:=[$Multi_Exp_19_36.U41]" office:value-type="float" office:value="56.2" calcext:value-type="float">
            <text:p>56.2</text:p>
          </table:table-cell>
          <table:table-cell table:style-name="ce131" table:formula="of:=[$Multi_Exp_19_36.U45]" office:value-type="float" office:value="0.5661" calcext:value-type="float">
            <text:p>0.5661</text:p>
          </table:table-cell>
          <table:table-cell table:style-name="ce135" table:formula="of:=[$Multi_Exp_19_36.U46]" office:value-type="float" office:value="0.8612" calcext:value-type="float">
            <text:p>0.8612</text:p>
          </table:table-cell>
          <table:table-cell table:style-name="ce112" table:formula="of:=[$Multi_Exp_19_36.U47]" office:value-type="float" office:value="88.2" calcext:value-type="float">
            <text:p>88.2</text:p>
          </table:table-cell>
          <table:table-cell table:number-columns-repeated="37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19_36.AC35]" office:value-type="float" office:value="0.6771" calcext:value-type="float">
            <text:p>0.6771</text:p>
          </table:table-cell>
          <table:table-cell table:style-name="ce86" table:formula="of:=[$Multi_Exp_19_36.AA39]" office:value-type="float" office:value="0.5257" calcext:value-type="float">
            <text:p>0.5257</text:p>
          </table:table-cell>
          <table:table-cell table:style-name="ce121" table:formula="of:=[$Multi_Exp_19_36.AA40]" office:value-type="float" office:value="0.5741" calcext:value-type="float">
            <text:p>0.5741</text:p>
          </table:table-cell>
          <table:table-cell table:style-name="ce128" table:formula="of:=[$Multi_Exp_19_36.AA41]" office:value-type="float" office:value="57.9" calcext:value-type="float">
            <text:p>57.9</text:p>
          </table:table-cell>
          <table:table-cell table:style-name="ce131" table:formula="of:=[$Multi_Exp_19_36.AA45]" office:value-type="float" office:value="0.6312" calcext:value-type="float">
            <text:p>0.6312</text:p>
          </table:table-cell>
          <table:table-cell table:style-name="ce135" table:formula="of:=[$Multi_Exp_19_36.AA46]" office:value-type="float" office:value="0.8757" calcext:value-type="float">
            <text:p>0.8757</text:p>
          </table:table-cell>
          <table:table-cell table:style-name="ce112" table:formula="of:=[$Multi_Exp_19_36.AA47]" office:value-type="float" office:value="88.6" calcext:value-type="float">
            <text:p>88.6</text:p>
          </table:table-cell>
          <table:table-cell table:number-columns-repeated="37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AI35]" office:value-type="float" office:value="0.6867" calcext:value-type="float">
            <text:p>0.6867</text:p>
          </table:table-cell>
          <table:table-cell table:style-name="ce86" table:formula="of:=[$Multi_Exp_19_36.AG39]" office:value-type="float" office:value="0.5352" calcext:value-type="float">
            <text:p>0.5352</text:p>
          </table:table-cell>
          <table:table-cell table:style-name="ce121" table:formula="of:=[$Multi_Exp_19_36.AG40]" office:value-type="float" office:value="0.5828" calcext:value-type="float">
            <text:p>0.5828</text:p>
          </table:table-cell>
          <table:table-cell table:style-name="ce128" table:formula="of:=[$Multi_Exp_19_36.AG41]" office:value-type="float" office:value="58.5" calcext:value-type="float">
            <text:p>58.5</text:p>
          </table:table-cell>
          <table:table-cell table:style-name="ce131" table:formula="of:=[$Multi_Exp_19_36.AG45]" office:value-type="float" office:value="0.6447" calcext:value-type="float">
            <text:p>0.6447</text:p>
          </table:table-cell>
          <table:table-cell table:style-name="ce135" table:formula="of:=[$Multi_Exp_19_36.AG46]" office:value-type="float" office:value="0.8732" calcext:value-type="float">
            <text:p>0.8732</text:p>
          </table:table-cell>
          <table:table-cell table:style-name="ce112" table:formula="of:=[$Multi_Exp_19_36.AG47]" office:value-type="float" office:value="87.6" calcext:value-type="float">
            <text:p>87.6</text:p>
          </table:table-cell>
          <table:table-cell table:number-columns-repeated="3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1" table:formula="of:=[$Multi_Exp_37_54.E3]" office:value-type="float" office:value="0.6717" calcext:value-type="float">
            <text:p>0.6717</text:p>
          </table:table-cell>
          <table:table-cell table:style-name="ce86" table:formula="of:=[$Multi_Exp_37_54.C7]" office:value-type="float" office:value="0.5556" calcext:value-type="float">
            <text:p>0.5556</text:p>
          </table:table-cell>
          <table:table-cell table:style-name="ce121" table:formula="of:=[$Multi_Exp_37_54.C8]" office:value-type="float" office:value="0.5836" calcext:value-type="float">
            <text:p>0.5836</text:p>
          </table:table-cell>
          <table:table-cell table:style-name="ce128" table:formula="of:=[$Multi_Exp_37_54.C9]" office:value-type="float" office:value="58.4" calcext:value-type="float">
            <text:p>58.4</text:p>
          </table:table-cell>
          <table:table-cell table:style-name="ce131" table:formula="of:=[$Multi_Exp_37_54.C13]" office:value-type="float" office:value="0.6606" calcext:value-type="float">
            <text:p>0.6606</text:p>
          </table:table-cell>
          <table:table-cell table:style-name="ce135" table:formula="of:=[$Multi_Exp_37_54.C14]" office:value-type="float" office:value="0.7798" calcext:value-type="float">
            <text:p>0.7798</text:p>
          </table:table-cell>
          <table:table-cell table:style-name="ce112" table:formula="of:=[$Multi_Exp_37_54.C15]" office:value-type="float" office:value="77.7" calcext:value-type="float">
            <text:p>77.7</text:p>
          </table:table-cell>
          <table:table-cell table:style-name="ce3" office:value-type="string" calcext:value-type="string" table:number-columns-spanned="1" table:number-rows-spanned="4">
            <text:p>Mixed means</text:p>
            <text:p>sequential</text:p>
            <text:p>Epochs </text:p>
            <text:p>Toggle tasks</text:p>
          </table:table-cell>
          <table:table-cell table:number-columns-repeated="3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37_54.K3]" office:value-type="float" office:value="0.642" calcext:value-type="float">
            <text:p>0.6420</text:p>
          </table:table-cell>
          <table:table-cell table:style-name="ce86" table:formula="of:=[$Multi_Exp_37_54.I7]" office:value-type="float" office:value="0.5331" calcext:value-type="float">
            <text:p>0.5331</text:p>
          </table:table-cell>
          <table:table-cell table:style-name="ce121" table:formula="of:=[$Multi_Exp_37_54.I8]" office:value-type="float" office:value="0.5602" calcext:value-type="float">
            <text:p>0.5602</text:p>
          </table:table-cell>
          <table:table-cell table:style-name="ce128" table:formula="of:=[$Multi_Exp_37_54.I9]" office:value-type="float" office:value="55.8" calcext:value-type="float">
            <text:p>55.8</text:p>
          </table:table-cell>
          <table:table-cell table:style-name="ce131" table:formula="of:=[$Multi_Exp_37_54.I13]" office:value-type="float" office:value="0.6624" calcext:value-type="float">
            <text:p>0.6624</text:p>
          </table:table-cell>
          <table:table-cell table:style-name="ce118" table:formula="of:=[$Multi_Exp_37_54.I14]" office:value-type="float" office:value="0.7832" calcext:value-type="float">
            <text:p>0.8</text:p>
          </table:table-cell>
          <table:table-cell table:style-name="ce112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81" table:formula="of:=[$Multi_Exp_37_54.Q3]" office:value-type="float" office:value="0" calcext:value-type="float">
            <text:p>0.0000</text:p>
          </table:table-cell>
          <table:table-cell table:style-name="ce86" table:formula="of:=[$Multi_Exp_37_54.O7]" office:value-type="float" office:value="0" calcext:value-type="float">
            <text:p>0.0000</text:p>
          </table:table-cell>
          <table:table-cell table:style-name="ce121" table:formula="of:=[$Multi_Exp_37_54.O8]" office:value-type="float" office:value="0" calcext:value-type="float">
            <text:p>0.0000</text:p>
          </table:table-cell>
          <table:table-cell table:style-name="ce128" table:formula="of:=[$Multi_Exp_37_54.O9]" office:value-type="float" office:value="0" calcext:value-type="float">
            <text:p>0.0</text:p>
          </table:table-cell>
          <table:table-cell table:style-name="ce131" table:formula="of:=[$Multi_Exp_37_54.O13]" office:value-type="float" office:value="0" calcext:value-type="float">
            <text:p>0.0000</text:p>
          </table:table-cell>
          <table:table-cell table:style-name="ce135" table:formula="of:=[$Multi_Exp_37_54.O14]" office:value-type="float" office:value="0" calcext:value-type="float">
            <text:p>0.0000</text:p>
          </table:table-cell>
          <table:table-cell table:style-name="ce112" table:formula="of:=[$Multi_Exp_37_54.O15]" office:value-type="float" office:value="0" calcext:value-type="float">
            <text:p>0.0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81" table:formula="of:=[$Multi_Exp_37_54.W3]" office:value-type="float" office:value="0" calcext:value-type="float">
            <text:p>0.0000</text:p>
          </table:table-cell>
          <table:table-cell table:style-name="ce86" table:formula="of:=[$Multi_Exp_37_54.U7]" office:value-type="float" office:value="0" calcext:value-type="float">
            <text:p>0.0000</text:p>
          </table:table-cell>
          <table:table-cell table:style-name="ce121" table:formula="of:=[$Multi_Exp_37_54.U8]" office:value-type="float" office:value="0" calcext:value-type="float">
            <text:p>0.0000</text:p>
          </table:table-cell>
          <table:table-cell table:style-name="ce128" table:formula="of:=[$Multi_Exp_37_54.U9]" office:value-type="float" office:value="0" calcext:value-type="float">
            <text:p>0.0</text:p>
          </table:table-cell>
          <table:table-cell table:style-name="ce131" table:formula="of:=[$Multi_Exp_37_54.U13]" office:value-type="float" office:value="0" calcext:value-type="float">
            <text:p>0.0000</text:p>
          </table:table-cell>
          <table:table-cell table:style-name="ce135" table:formula="of:=[$Multi_Exp_37_54.U14]" office:value-type="float" office:value="0" calcext:value-type="float">
            <text:p>0.0000</text:p>
          </table:table-cell>
          <table:table-cell table:style-name="ce112" table:formula="of:=[$Multi_Exp_37_54.U15]" office:value-type="float" office:value="0" calcext:value-type="float">
            <text:p>0.0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ultitask_summary.U1:multitask_summary.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V1:multitask_summary.V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1:multitask_summary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W1:multitask_summary.W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1:multitask_summary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Y1:multitask_summary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1:multitask_summary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_Exp_37_54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15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4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4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 table:number-rows-repeated="104852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Multi_Exp_19_36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15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24" calcext:value-type="float">
            <text:p>0.6424</text:p>
          </table:table-cell>
          <table:table-cell table:style-name="ce71" office:value-type="float" office:value="0.7171" calcext:value-type="float">
            <text:p>0.7171</text:p>
          </table:table-cell>
          <table:table-cell table:style-name="ce71" office:value-type="float" office:value="0.6777" calcext:value-type="float">
            <text:p>0.677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958" calcext:value-type="float">
            <text:p>0.695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55" calcext:value-type="float">
            <text:p>0.6955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747" calcext:value-type="float">
            <text:p>0.674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office:value-type="float" office:value="0.7339" calcext:value-type="float">
            <text:p>0.7339</text:p>
          </table:table-cell>
          <table:table-cell table:style-name="ce71" office:value-type="float" office:value="0.6202" calcext:value-type="float">
            <text:p>0.6202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96" calcext:value-type="float">
            <text:p>0.6196</text:p>
          </table:table-cell>
          <table:table-cell table:style-name="ce71" office:value-type="float" office:value="0.5089" calcext:value-type="float">
            <text:p>0.5089</text:p>
          </table:table-cell>
          <table:table-cell table:style-name="ce71" office:value-type="float" office:value="0.5588" calcext:value-type="float">
            <text:p>0.558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04" calcext:value-type="float">
            <text:p>0.5504</text:p>
          </table:table-cell>
          <table:table-cell table:style-name="ce71" office:value-type="float" office:value="0.6339" calcext:value-type="float">
            <text:p>0.6339</text:p>
          </table:table-cell>
          <table:table-cell table:style-name="ce71" office:value-type="float" office:value="0.5892" calcext:value-type="float">
            <text:p>0.589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45" calcext:value-type="float">
            <text:p>0.5845</text:p>
          </table:table-cell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office:value-type="float" office:value="0.5422" calcext:value-type="float">
            <text:p>0.5422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91" calcext:value-type="float">
            <text:p>0.5291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0.492" calcext:value-type="float">
            <text:p>0.492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51" calcext:value-type="float">
            <text:p>0.4751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47" calcext:value-type="float">
            <text:p>0.5147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701" calcext:value-type="float">
            <text:p>0.5701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71" calcext:value-type="float">
            <text:p>0.3871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737" calcext:value-type="float">
            <text:p>0.4737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32" calcext:value-type="float">
            <text:p>0.55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2" calcext:value-type="float">
            <text:p>0.56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3" calcext:value-type="float">
            <text:p>0.5513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 office:value-type="float" office:value="0.5649" calcext:value-type="float">
            <text:p>0.5649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21" calcext:value-type="float">
            <text:p>0.59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88" calcext:value-type="float">
            <text:p>0.608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5" calcext:value-type="float">
            <text:p>0.5875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 office:value-type="float" office:value="0.5963" calcext:value-type="float">
            <text:p>0.5963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60.8" calcext:value-type="float">
            <text:p>60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96" calcext:value-type="float">
            <text:p>0.8096</text:p>
          </table:table-cell>
          <table:table-cell table:style-name="ce71" office:value-type="float" office:value="0.7996" calcext:value-type="float">
            <text:p>0.7996</text:p>
          </table:table-cell>
          <table:table-cell table:style-name="ce71" office:value-type="float" office:value="0.8046" calcext:value-type="float">
            <text:p>0.804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57" calcext:value-type="float">
            <text:p>0.8057</text:p>
          </table:table-cell>
          <table:table-cell table:style-name="ce71" office:value-type="float" office:value="0.7541" calcext:value-type="float">
            <text:p>0.7541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71" calcext:value-type="float">
            <text:p>0.8771</text:p>
          </table:table-cell>
          <table:table-cell table:style-name="ce71" office:value-type="float" office:value="0.8644" calcext:value-type="float">
            <text:p>0.8644</text:p>
          </table:table-cell>
          <table:table-cell table:style-name="ce71" office:value-type="float" office:value="0.8707" calcext:value-type="float">
            <text:p>0.8707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45" calcext:value-type="float">
            <text:p>0.8845</text:p>
          </table:table-cell>
          <table:table-cell table:style-name="ce71" office:value-type="float" office:value="0.8174" calcext:value-type="float">
            <text:p>0.8174</text:p>
          </table:table-cell>
          <table:table-cell table:style-name="ce71" office:value-type="float" office:value="0.8496" calcext:value-type="float">
            <text:p>0.8496</text:p>
          </table:table-cell>
          <table:table-cell table:style-name="ce79" office:value-type="float" office:value="553" calcext:value-type="float">
            <text:p>553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467" calcext:value-type="float">
            <text:p>0.5467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5545" calcext:value-type="float">
            <text:p>0.5545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21" calcext:value-type="float">
            <text:p>0.5021</text:p>
          </table:table-cell>
          <table:table-cell table:style-name="ce71" office:value-type="float" office:value="0.5769" calcext:value-type="float">
            <text:p>0.5769</text:p>
          </table:table-cell>
          <table:table-cell table:style-name="ce71" office:value-type="float" office:value="0.5369" calcext:value-type="float">
            <text:p>0.5369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035" calcext:value-type="float">
            <text:p>0.5035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5755" calcext:value-type="float">
            <text:p>0.5755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139" calcext:value-type="float">
            <text:p>139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48" calcext:value-type="float">
            <text:p>0.6748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4" calcext:value-type="float">
            <text:p>0.7794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8" calcext:value-type="float">
            <text:p>72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1" calcext:value-type="float">
            <text:p>70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5" calcext:value-type="float">
            <text:p>79.5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6.9" calcext:value-type="float">
            <text:p>76.9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4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71" calcext:value-type="float">
            <text:p>0.6971</text:p>
          </table:table-cell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43" calcext:value-type="float">
            <text:p>0.6643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6879" calcext:value-type="float">
            <text:p>0.687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57" calcext:value-type="float">
            <text:p>0.5457</text:p>
          </table:table-cell>
          <table:table-cell table:style-name="ce71" office:value-type="float" office:value="0.8101" calcext:value-type="float">
            <text:p>0.8101</text:p>
          </table:table-cell>
          <table:table-cell table:style-name="ce71" office:value-type="float" office:value="0.6521" calcext:value-type="float">
            <text:p>0.652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97" calcext:value-type="float">
            <text:p>0.5897</text:p>
          </table:table-cell>
          <table:table-cell table:style-name="ce71" office:value-type="float" office:value="0.6628" calcext:value-type="float">
            <text:p>0.6628</text:p>
          </table:table-cell>
          <table:table-cell table:style-name="ce71" office:value-type="float" office:value="0.6241" calcext:value-type="float">
            <text:p>0.6241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1" calcext:value-type="float">
            <text:p>0.6010</text:p>
          </table:table-cell>
          <table:table-cell table:style-name="ce71" office:value-type="float" office:value="0.5179" calcext:value-type="float">
            <text:p>0.5179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6" calcext:value-type="float">
            <text:p>0.5726</text:p>
          </table:table-cell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0.408" calcext:value-type="float">
            <text:p>0.408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35" calcext:value-type="float">
            <text:p>0.5635</text:p>
          </table:table-cell>
          <table:table-cell table:style-name="ce71" office:value-type="float" office:value="0.4554" calcext:value-type="float">
            <text:p>0.4554</text:p>
          </table:table-cell>
          <table:table-cell table:style-name="ce71" office:value-type="float" office:value="0.5037" calcext:value-type="float">
            <text:p>0.5037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79" calcext:value-type="float">
            <text:p>0.4779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459" calcext:value-type="float">
            <text:p>0.54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3" calcext:value-type="float">
            <text:p>0.4853</text:p>
          </table:table-cell>
          <table:table-cell table:style-name="ce71" office:value-type="float" office:value="0.5294" calcext:value-type="float">
            <text:p>0.5294</text:p>
          </table:table-cell>
          <table:table-cell table:style-name="ce71" office:value-type="float" office:value="0.5064" calcext:value-type="float">
            <text:p>0.506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873" calcext:value-type="float">
            <text:p>0.487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74" calcext:value-type="float">
            <text:p>0.4974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079" calcext:value-type="float">
            <text:p>0.507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39" calcext:value-type="float">
            <text:p>0.43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619" calcext:value-type="float">
            <text:p>0.61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9" calcext:value-type="float">
            <text:p>0.54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74" calcext:value-type="float">
            <text:p>0.54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16" calcext:value-type="float">
            <text:p>0.54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1" calcext:value-type="float">
            <text:p>0.588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" calcext:value-type="float">
            <text:p>0.588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75" calcext:value-type="float">
            <text:p>0.52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92" calcext:value-type="float">
            <text:p>0.549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7" calcext:value-type="float">
            <text:p>58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8" calcext:value-type="float">
            <text:p>54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35" calcext:value-type="float">
            <text:p>0.8935</text:p>
          </table:table-cell>
          <table:table-cell table:style-name="ce71" office:value-type="float" office:value="0.8192" calcext:value-type="float">
            <text:p>0.8192</text:p>
          </table:table-cell>
          <table:table-cell table:style-name="ce71" office:value-type="float" office:value="0.8547" calcext:value-type="float">
            <text:p>0.854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6" calcext:value-type="float">
            <text:p>0.886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69" calcext:value-type="float">
            <text:p>0.8669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453" calcext:value-type="float">
            <text:p>0.9453</text:p>
          </table:table-cell>
          <table:table-cell table:style-name="ce71" office:value-type="float" office:value="0.9356" calcext:value-type="float">
            <text:p>0.935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566" calcext:value-type="float">
            <text:p>0.9566</text:p>
          </table:table-cell>
          <table:table-cell table:style-name="ce71" office:value-type="float" office:value="0.9348" calcext:value-type="float">
            <text:p>0.9348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595" calcext:value-type="float">
            <text:p>0.4595</text:p>
          </table:table-cell>
          <table:table-cell table:style-name="ce71" office:value-type="float" office:value="0.6115" calcext:value-type="float">
            <text:p>0.6115</text:p>
          </table:table-cell>
          <table:table-cell table:style-name="ce71" office:value-type="float" office:value="0.5247" calcext:value-type="float">
            <text:p>0.524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683" calcext:value-type="float">
            <text:p>0.5683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35" calcext:value-type="float">
            <text:p>0.4035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415" calcext:value-type="float">
            <text:p>0.3415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2523" calcext:value-type="float">
            <text:p>0.2523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35" calcext:value-type="float">
            <text:p>0.5935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658" calcext:value-type="float">
            <text:p>0.8658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3" calcext:value-type="float">
            <text:p>88.3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8" calcext:value-type="float">
            <text:p>88.0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4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6718" calcext:value-type="float">
            <text:p>0.67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7016" calcext:value-type="float">
            <text:p>0.7016</text:p>
          </table:table-cell>
          <table:table-cell table:style-name="ce71" office:value-type="float" office:value="0.6618" calcext:value-type="float">
            <text:p>0.66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6" calcext:value-type="float">
            <text:p>0.6286</text:p>
          </table:table-cell>
          <table:table-cell table:style-name="ce71" office:value-type="float" office:value="0.6822" calcext:value-type="float">
            <text:p>0.6822</text:p>
          </table:table-cell>
          <table:table-cell table:style-name="ce71" office:value-type="float" office:value="0.6543" calcext:value-type="float">
            <text:p>0.654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59" calcext:value-type="float">
            <text:p>0.6159</text:p>
          </table:table-cell>
          <table:table-cell table:style-name="ce71" office:value-type="float" office:value="0.7519" calcext:value-type="float">
            <text:p>0.7519</text:p>
          </table:table-cell>
          <table:table-cell table:style-name="ce71" office:value-type="float" office:value="0.6771" calcext:value-type="float">
            <text:p>0.677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55" calcext:value-type="float">
            <text:p>0.6655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867" calcext:value-type="float">
            <text:p>0.686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07" calcext:value-type="float">
            <text:p>0.56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7" calcext:value-type="float">
            <text:p>0.5437</text:p>
          </table:table-cell>
          <table:table-cell table:style-name="ce71" office:value-type="float" office:value="0.6116" calcext:value-type="float">
            <text:p>0.6116</text:p>
          </table:table-cell>
          <table:table-cell table:style-name="ce71" office:value-type="float" office:value="0.5756" calcext:value-type="float">
            <text:p>0.575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4" calcext:value-type="float">
            <text:p>0.5924</text:p>
          </table:table-cell>
          <table:table-cell table:style-name="ce71" office:value-type="float" office:value="0.4152" calcext:value-type="float">
            <text:p>0.4152</text:p>
          </table:table-cell>
          <table:table-cell table:style-name="ce71" office:value-type="float" office:value="0.4882" calcext:value-type="float">
            <text:p>0.488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3839" calcext:value-type="float">
            <text:p>0.3839</text:p>
          </table:table-cell>
          <table:table-cell table:style-name="ce71" office:value-type="float" office:value="0.4831" calcext:value-type="float">
            <text:p>0.4831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11" calcext:value-type="float">
            <text:p>0.6211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1" office:value-type="float" office:value="0.5195" calcext:value-type="float">
            <text:p>0.5195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1" office:value-type="float" office:value="0.5714" calcext:value-type="float">
            <text:p>0.5714</text:p>
          </table:table-cell>
          <table:table-cell table:style-name="ce71" office:value-type="float" office:value="0.5702" calcext:value-type="float">
            <text:p>0.5702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36" calcext:value-type="float">
            <text:p>0.5536</text:p>
          </table:table-cell>
          <table:table-cell table:style-name="ce71" office:value-type="float" office:value="0.4973" calcext:value-type="float">
            <text:p>0.4973</text:p>
          </table:table-cell>
          <table:table-cell table:style-name="ce71" office:value-type="float" office:value="0.5239" calcext:value-type="float">
            <text:p>0.523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55" calcext:value-type="float">
            <text:p>0.4455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4816" calcext:value-type="float">
            <text:p>0.481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0.5251" calcext:value-type="float">
            <text:p>0.525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75" calcext:value-type="float">
            <text:p>0.527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4492" calcext:value-type="float">
            <text:p>0.4492</text:p>
          </table:table-cell>
          <table:table-cell table:style-name="ce71" office:value-type="float" office:value="0.4759" calcext:value-type="float">
            <text:p>0.475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6818" calcext:value-type="float">
            <text:p>0.681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35" calcext:value-type="float">
            <text:p>0.3235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86" calcext:value-type="float">
            <text:p>0.386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045" calcext:value-type="float">
            <text:p>0.60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6" calcext:value-type="float">
            <text:p>0.57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9" calcext:value-type="float">
            <text:p>0.50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" calcext:value-type="float">
            <text:p>0.531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7" calcext:value-type="float">
            <text:p>0.52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2" calcext:value-type="float">
            <text:p>0.535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08" calcext:value-type="float">
            <text:p>0.59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8" calcext:value-type="float">
            <text:p>0.58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85" calcext:value-type="float">
            <text:p>0.54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76" calcext:value-type="float">
            <text:p>0.55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1" calcext:value-type="float">
            <text:p>0.57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8" calcext:value-type="float">
            <text:p>0.5828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8" calcext:value-type="float">
            <text:p>58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2" calcext:value-type="float">
            <text:p>56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9" calcext:value-type="float">
            <text:p>57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77" calcext:value-type="float">
            <text:p>0.9277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8939" calcext:value-type="float">
            <text:p>0.8939</text:p>
          </table:table-cell>
          <table:table-cell table:style-name="ce71" office:value-type="float" office:value="0.9145" calcext:value-type="float">
            <text:p>0.9145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81" calcext:value-type="float">
            <text:p>0.9281</text:p>
          </table:table-cell>
          <table:table-cell table:style-name="ce71" office:value-type="float" office:value="0.9132" calcext:value-type="float">
            <text:p>0.9132</text:p>
          </table:table-cell>
          <table:table-cell table:style-name="ce71" office:value-type="float" office:value="0.9206" calcext:value-type="float">
            <text:p>0.9206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091" calcext:value-type="float">
            <text:p>0.9091</text:p>
          </table:table-cell>
          <table:table-cell table:style-name="ce71" office:value-type="float" office:value="0.9646" calcext:value-type="float">
            <text:p>0.9646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09" calcext:value-type="float">
            <text:p>0.9209</text:p>
          </table:table-cell>
          <table:table-cell table:style-name="ce71" office:value-type="float" office:value="0.955" calcext:value-type="float">
            <text:p>0.9550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268" calcext:value-type="float">
            <text:p>0.9268</text:p>
          </table:table-cell>
          <table:table-cell table:style-name="ce71" office:value-type="float" office:value="0.9357" calcext:value-type="float">
            <text:p>0.9357</text:p>
          </table:table-cell>
          <table:table-cell table:style-name="ce71" office:value-type="float" office:value="0.9312" calcext:value-type="float">
            <text:p>0.9312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855" calcext:value-type="float">
            <text:p>0.385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4183" calcext:value-type="float">
            <text:p>0.4183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3714" calcext:value-type="float">
            <text:p>0.3714</text:p>
          </table:table-cell>
          <table:table-cell table:style-name="ce71" office:value-type="float" office:value="0.3467" calcext:value-type="float">
            <text:p>0.3467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61" calcext:value-type="float">
            <text:p>0.1961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43" calcext:value-type="float">
            <text:p>0.4043</text:p>
          </table:table-cell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3429" calcext:value-type="float">
            <text:p>0.3429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447" calcext:value-type="float">
            <text:p>0.6447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32" calcext:value-type="float">
            <text:p>0.8732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1" calcext:value-type="float">
            <text:p>87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" calcext:value-type="float">
            <text:p>85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.8" calcext:value-type="float">
            <text:p>85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2" calcext:value-type="float">
            <text:p>88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6" calcext:value-type="float">
            <text:p>88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6" calcext:value-type="float">
            <text:p>87.6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 table:number-rows-repeated="104852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Multi_Exp_01_18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2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49" calcext:value-type="float">
            <text:p>0.3549</text:p>
          </table:table-cell>
          <table:table-cell table:style-name="ce71" office:value-type="float" office:value="0.6589" calcext:value-type="float">
            <text:p>0.6589</text:p>
          </table:table-cell>
          <table:table-cell table:style-name="ce71" office:value-type="float" office:value="0.4613" calcext:value-type="float">
            <text:p>0.461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05" calcext:value-type="float">
            <text:p>0.3705</text:p>
          </table:table-cell>
          <table:table-cell table:style-name="ce71" office:value-type="float" office:value="0.3605" calcext:value-type="float">
            <text:p>0.3605</text:p>
          </table:table-cell>
          <table:table-cell table:style-name="ce71" office:value-type="float" office:value="0.3654" calcext:value-type="float">
            <text:p>0.3654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9" calcext:value-type="float">
            <text:p>0.2929</text:p>
          </table:table-cell>
          <table:table-cell table:style-name="ce71" office:value-type="float" office:value="0.183" calcext:value-type="float">
            <text:p>0.1830</text:p>
          </table:table-cell>
          <table:table-cell table:style-name="ce71" office:value-type="float" office:value="0.2253" calcext:value-type="float">
            <text:p>0.225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854" calcext:value-type="float">
            <text:p>0.1854</text:p>
          </table:table-cell>
          <table:table-cell table:style-name="ce71" office:value-type="float" office:value="0.1765" calcext:value-type="float">
            <text:p>0.1765</text:p>
          </table:table-cell>
          <table:table-cell table:style-name="ce71" office:value-type="float" office:value="0.1808" calcext:value-type="float">
            <text:p>0.180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68" calcext:value-type="float">
            <text:p>0.2768</text:p>
          </table:table-cell>
          <table:table-cell table:style-name="ce71" office:value-type="float" office:value="0.1658" calcext:value-type="float">
            <text:p>0.1658</text:p>
          </table:table-cell>
          <table:table-cell table:style-name="ce71" office:value-type="float" office:value="0.2074" calcext:value-type="float">
            <text:p>0.20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571" calcext:value-type="float">
            <text:p>0.0571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float" office:value="0.069" calcext:value-type="float">
            <text:p>0.06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17" calcext:value-type="float">
            <text:p>0.0317</text:p>
          </table:table-cell>
          <table:table-cell table:style-name="ce71" office:value-type="float" office:value="0.2609" calcext:value-type="float">
            <text:p>0.2609</text:p>
          </table:table-cell>
          <table:table-cell table:style-name="ce71" office:value-type="float" office:value="0.0566" calcext:value-type="float">
            <text:p>0.056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778" calcext:value-type="float">
            <text:p>0.17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37" calcext:value-type="float">
            <text:p>0.213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232" calcext:value-type="float">
            <text:p>0.22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671" calcext:value-type="float">
            <text:p>0.267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6" calcext:value-type="float">
            <text:p>29.6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4.7" calcext:value-type="float">
            <text:p>24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4" calcext:value-type="float">
            <text:p>0.8864</text:p>
          </table:table-cell>
          <table:table-cell table:style-name="ce71" office:value-type="float" office:value="0.7902" calcext:value-type="float">
            <text:p>0.7902</text:p>
          </table:table-cell>
          <table:table-cell table:style-name="ce71" office:value-type="float" office:value="0.8356" calcext:value-type="float">
            <text:p>0.8356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05" calcext:value-type="float">
            <text:p>0.8905</text:p>
          </table:table-cell>
          <table:table-cell table:style-name="ce71" office:value-type="float" office:value="0.7794" calcext:value-type="float">
            <text:p>0.7794</text:p>
          </table:table-cell>
          <table:table-cell table:style-name="ce71" office:value-type="float" office:value="0.8312" calcext:value-type="float">
            <text:p>0.831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49" calcext:value-type="float">
            <text:p>0.8049</text:p>
          </table:table-cell>
          <table:table-cell table:style-name="ce71" office:value-type="float" office:value="0.7161" calcext:value-type="float">
            <text:p>0.7161</text:p>
          </table:table-cell>
          <table:table-cell table:style-name="ce71" office:value-type="float" office:value="0.7579" calcext:value-type="float">
            <text:p>0.7579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28" calcext:value-type="float">
            <text:p>0.80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71" calcext:value-type="float">
            <text:p>0.4171</text:p>
          </table:table-cell>
          <table:table-cell table:style-name="ce71" office:value-type="float" office:value="0.5971" calcext:value-type="float">
            <text:p>0.597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35" calcext:value-type="float">
            <text:p>0.4135</text:p>
          </table:table-cell>
          <table:table-cell table:style-name="ce71" office:value-type="float" office:value="0.6187" calcext:value-type="float">
            <text:p>0.6187</text:p>
          </table:table-cell>
          <table:table-cell table:style-name="ce71" office:value-type="float" office:value="0.4957" calcext:value-type="float">
            <text:p>0.495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0.3094" calcext:value-type="float">
            <text:p>0.3094</text:p>
          </table:table-cell>
          <table:table-cell table:style-name="ce71" office:value-type="float" office:value="0.2537" calcext:value-type="float">
            <text:p>0.2537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float" office:value="0.3022" calcext:value-type="float">
            <text:p>0.3022</text:p>
          </table:table-cell>
          <table:table-cell table:style-name="ce71" office:value-type="float" office:value="0.2478" calcext:value-type="float">
            <text:p>0.2478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19" calcext:value-type="float">
            <text:p>0.5019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539" calcext:value-type="float">
            <text:p>0.6539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5.1" calcext:value-type="float">
            <text:p>75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4.7" calcext:value-type="float">
            <text:p>74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3.4" calcext:value-type="float">
            <text:p>63.4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3.2" calcext:value-type="float">
            <text:p>63.2</text:p>
          </table:table-cell>
          <table:table-cell table:style-name="ce127" table:number-columns-repeated="2"/>
          <table:table-cell table:style-name="ce80"/>
        </table:table-row>
        <table:table-row table:style-name="ro4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467" calcext:value-type="float">
            <text:p>0.467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6473" calcext:value-type="float">
            <text:p>0.6473</text:p>
          </table:table-cell>
          <table:table-cell table:style-name="ce71" office:value-type="float" office:value="0.4626" calcext:value-type="float">
            <text:p>0.462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79" calcext:value-type="float">
            <text:p>0.6679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731" calcext:value-type="float">
            <text:p>0.6731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0045" calcext:value-type="float">
            <text:p>0.0045</text:p>
          </table:table-cell>
          <table:table-cell table:style-name="ce71" office:value-type="float" office:value="0.0087" calcext:value-type="float">
            <text:p>0.00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848" calcext:value-type="float">
            <text:p>0.0848</text:p>
          </table:table-cell>
          <table:table-cell table:style-name="ce71" office:value-type="float" office:value="0.1352" calcext:value-type="float">
            <text:p>0.135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9" calcext:value-type="float">
            <text:p>0.629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1" office:value-type="float" office:value="0.5707" calcext:value-type="float">
            <text:p>0.57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5" calcext:value-type="float">
            <text:p>0.566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386" calcext:value-type="float">
            <text:p>0.538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0321" calcext:value-type="float">
            <text:p>0.0321</text:p>
          </table:table-cell>
          <table:table-cell table:style-name="ce71" office:value-type="float" office:value="0.0574" calcext:value-type="float">
            <text:p>0.05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605" calcext:value-type="float">
            <text:p>0.1605</text:p>
          </table:table-cell>
          <table:table-cell table:style-name="ce71" office:value-type="float" office:value="0.0695" calcext:value-type="float">
            <text:p>0.0695</text:p>
          </table:table-cell>
          <table:table-cell table:style-name="ce71" office:value-type="float" office:value="0.097" calcext:value-type="float">
            <text:p>0.097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64" calcext:value-type="float">
            <text:p>0.5164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236" calcext:value-type="float">
            <text:p>0.523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2174" calcext:value-type="float">
            <text:p>0.2174</text:p>
          </table:table-cell>
          <table:table-cell table:style-name="ce71" office:value-type="float" office:value="0.0633" calcext:value-type="float">
            <text:p>0.06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33" calcext:value-type="float">
            <text:p>0.0333</text:p>
          </table:table-cell>
          <table:table-cell table:style-name="ce71" office:value-type="float" office:value="0.1304" calcext:value-type="float">
            <text:p>0.1304</text:p>
          </table:table-cell>
          <table:table-cell table:style-name="ce71" office:value-type="float" office:value="0.0531" calcext:value-type="float">
            <text:p>0.053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6957" calcext:value-type="float">
            <text:p>0.6957</text:p>
          </table:table-cell>
          <table:table-cell table:style-name="ce71" office:value-type="float" office:value="0.4923" calcext:value-type="float">
            <text:p>0.492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491" calcext:value-type="float">
            <text:p>0.14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87" calcext:value-type="float">
            <text:p>0.187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3" calcext:value-type="float">
            <text:p>0.56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1946" calcext:value-type="float">
            <text:p>0.19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442" calcext:value-type="float">
            <text:p>0.24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3" calcext:value-type="float">
            <text:p>0.597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8.3" calcext:value-type="float">
            <text:p>28.3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2" calcext:value-type="float">
            <text:p>29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51" calcext:value-type="float">
            <text:p>0.8851</text:p>
          </table:table-cell>
          <table:table-cell table:style-name="ce71" office:value-type="float" office:value="0.8499" calcext:value-type="float">
            <text:p>0.8499</text:p>
          </table:table-cell>
          <table:table-cell table:style-name="ce71" office:value-type="float" office:value="0.8672" calcext:value-type="float">
            <text:p>0.867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93" calcext:value-type="float">
            <text:p>0.8893</text:p>
          </table:table-cell>
          <table:table-cell table:style-name="ce71" office:value-type="float" office:value="0.8282" calcext:value-type="float">
            <text:p>0.8282</text:p>
          </table:table-cell>
          <table:table-cell table:style-name="ce71" office:value-type="float" office:value="0.8577" calcext:value-type="float">
            <text:p>0.857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5931" calcext:value-type="float">
            <text:p>0.5931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26" calcext:value-type="float">
            <text:p>0.8126</text:p>
          </table:table-cell>
          <table:table-cell table:style-name="ce71" office:value-type="float" office:value="0.6745" calcext:value-type="float">
            <text:p>0.6745</text:p>
          </table:table-cell>
          <table:table-cell table:style-name="ce71" office:value-type="float" office:value="0.7372" calcext:value-type="float">
            <text:p>0.7372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5" calcext:value-type="float">
            <text:p>0.4845</text:p>
          </table:table-cell>
          <table:table-cell table:style-name="ce71" office:value-type="float" office:value="0.5612" calcext:value-type="float">
            <text:p>0.5612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633" calcext:value-type="float">
            <text:p>0.4633</text:p>
          </table:table-cell>
          <table:table-cell table:style-name="ce71" office:value-type="float" office:value="0.5899" calcext:value-type="float">
            <text:p>0.5899</text:p>
          </table:table-cell>
          <table:table-cell table:style-name="ce71" office:value-type="float" office:value="0.519" calcext:value-type="float">
            <text:p>0.519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021" calcext:value-type="float">
            <text:p>0.2021</text:p>
          </table:table-cell>
          <table:table-cell table:style-name="ce71" office:value-type="float" office:value="0.4101" calcext:value-type="float">
            <text:p>0.4101</text:p>
          </table:table-cell>
          <table:table-cell table:style-name="ce71" office:value-type="float" office:value="0.2708" calcext:value-type="float">
            <text:p>0.2708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275" calcext:value-type="float">
            <text:p>0.2275</text:p>
          </table:table-cell>
          <table:table-cell table:style-name="ce71" office:value-type="float" office:value="0.3813" calcext:value-type="float">
            <text:p>0.3813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1" calcext:value-type="float">
            <text:p>0.5111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463" calcext:value-type="float">
            <text:p>0.6463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" calcext:value-type="float">
            <text:p>78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55.6" calcext:value-type="float">
            <text:p>55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1.6" calcext:value-type="float">
            <text:p>61.6</text:p>
          </table:table-cell>
          <table:table-cell table:style-name="ce127" table:number-columns-repeated="2"/>
          <table:table-cell table:style-name="ce80"/>
        </table:table-row>
        <table:table-row table:style-name="ro4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1" office:value-type="float" office:value="0.6899" calcext:value-type="float">
            <text:p>0.6899</text:p>
          </table:table-cell>
          <table:table-cell table:style-name="ce71" office:value-type="float" office:value="0.6692" calcext:value-type="float">
            <text:p>0.6692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6" calcext:value-type="float">
            <text:p>0.6226</text:p>
          </table:table-cell>
          <table:table-cell table:style-name="ce71" office:value-type="float" office:value="0.7481" calcext:value-type="float">
            <text:p>0.7481</text:p>
          </table:table-cell>
          <table:table-cell table:style-name="ce71" office:value-type="float" office:value="0.6796" calcext:value-type="float">
            <text:p>0.67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3" calcext:value-type="float">
            <text:p>0.6130</text:p>
          </table:table-cell>
          <table:table-cell table:style-name="ce71" office:value-type="float" office:value="0.6938" calcext:value-type="float">
            <text:p>0.6938</text:p>
          </table:table-cell>
          <table:table-cell table:style-name="ce71" office:value-type="float" office:value="0.6509" calcext:value-type="float">
            <text:p>0.650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3" calcext:value-type="float">
            <text:p>0.5630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1" office:value-type="float" office:value="0.6537" calcext:value-type="float">
            <text:p>0.653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3" calcext:value-type="float">
            <text:p>0.6273</text:p>
          </table:table-cell>
          <table:table-cell table:style-name="ce71" office:value-type="float" office:value="0.7829" calcext:value-type="float">
            <text:p>0.7829</text:p>
          </table:table-cell>
          <table:table-cell table:style-name="ce71" office:value-type="float" office:value="0.6966" calcext:value-type="float">
            <text:p>0.696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53" calcext:value-type="float">
            <text:p>0.6753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919" calcext:value-type="float">
            <text:p>0.6919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3" calcext:value-type="float">
            <text:p>0.5723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4987" calcext:value-type="float">
            <text:p>0.49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76" calcext:value-type="float">
            <text:p>0.5876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6" calcext:value-type="float">
            <text:p>0.5886</text:p>
          </table:table-cell>
          <table:table-cell table:style-name="ce71" office:value-type="float" office:value="0.4598" calcext:value-type="float">
            <text:p>0.4598</text:p>
          </table:table-cell>
          <table:table-cell table:style-name="ce71" office:value-type="float" office:value="0.5163" calcext:value-type="float">
            <text:p>0.516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46" calcext:value-type="float">
            <text:p>0.5746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1" office:value-type="float" office:value="0.4302" calcext:value-type="float">
            <text:p>0.430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8" calcext:value-type="float">
            <text:p>0.6118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279" calcext:value-type="float">
            <text:p>0.5279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6" calcext:value-type="float">
            <text:p>0.6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3" calcext:value-type="float">
            <text:p>0.4930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25" calcext:value-type="float">
            <text:p>0.52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9" calcext:value-type="float">
            <text:p>0.5029</text:p>
          </table:table-cell>
          <table:table-cell table:style-name="ce71" office:value-type="float" office:value="0.4652" calcext:value-type="float">
            <text:p>0.4652</text:p>
          </table:table-cell>
          <table:table-cell table:style-name="ce71" office:value-type="float" office:value="0.4833" calcext:value-type="float">
            <text:p>0.483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9" calcext:value-type="float">
            <text:p>0.4949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5091" calcext:value-type="float">
            <text:p>0.509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56" calcext:value-type="float">
            <text:p>0.5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4959" calcext:value-type="float">
            <text:p>0.49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3" calcext:value-type="float">
            <text:p>0.55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359" calcext:value-type="float">
            <text:p>0.53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5" calcext:value-type="float">
            <text:p>0.5025</text:p>
          </table:table-cell>
          <table:table-cell table:style-name="ce71" office:value-type="float" office:value="0.5401" calcext:value-type="float">
            <text:p>0.5401</text:p>
          </table:table-cell>
          <table:table-cell table:style-name="ce71" office:value-type="float" office:value="0.5206" calcext:value-type="float">
            <text:p>0.520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04" calcext:value-type="float">
            <text:p>0.3704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92" calcext:value-type="float">
            <text:p>0.3492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6" calcext:value-type="float">
            <text:p>0.559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68" calcext:value-type="float">
            <text:p>0.556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58" calcext:value-type="float">
            <text:p>0.485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8" calcext:value-type="float">
            <text:p>0.53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3" calcext:value-type="float">
            <text:p>0.525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9" calcext:value-type="float">
            <text:p>0.57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" calcext:value-type="float">
            <text:p>0.57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7" calcext:value-type="float">
            <text:p>0.56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9" calcext:value-type="float">
            <text:p>0.52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9" calcext:value-type="float">
            <text:p>0.58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4" calcext:value-type="float">
            <text:p>57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7" calcext:value-type="float">
            <text:p>57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4" calcext:value-type="float">
            <text:p>56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5" calcext:value-type="float">
            <text:p>54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272" calcext:value-type="float">
            <text:p>0.8272</text:p>
          </table:table-cell>
          <table:table-cell table:style-name="ce71" office:value-type="float" office:value="0.7417" calcext:value-type="float">
            <text:p>0.7417</text:p>
          </table:table-cell>
          <table:table-cell table:style-name="ce71" office:value-type="float" office:value="0.7821" calcext:value-type="float">
            <text:p>0.782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217" calcext:value-type="float">
            <text:p>0.8217</text:p>
          </table:table-cell>
          <table:table-cell table:style-name="ce71" office:value-type="float" office:value="0.7045" calcext:value-type="float">
            <text:p>0.7045</text:p>
          </table:table-cell>
          <table:table-cell table:style-name="ce71" office:value-type="float" office:value="0.7586" calcext:value-type="float">
            <text:p>0.758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167" calcext:value-type="float">
            <text:p>0.8167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797" calcext:value-type="float">
            <text:p>0.7797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333" calcext:value-type="float">
            <text:p>0.8333</text:p>
          </table:table-cell>
          <table:table-cell table:style-name="ce71" office:value-type="float" office:value="0.7335" calcext:value-type="float">
            <text:p>0.7335</text:p>
          </table:table-cell>
          <table:table-cell table:style-name="ce71" office:value-type="float" office:value="0.7802" calcext:value-type="float">
            <text:p>0.7802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7907" calcext:value-type="float">
            <text:p>0.7907</text:p>
          </table:table-cell>
          <table:table-cell table:style-name="ce71" office:value-type="float" office:value="0.7727" calcext:value-type="float">
            <text:p>0.7727</text:p>
          </table:table-cell>
          <table:table-cell table:style-name="ce71" office:value-type="float" office:value="0.7816" calcext:value-type="float">
            <text:p>0.7816</text:p>
          </table:table-cell>
          <table:table-cell table:style-name="ce79" office:value-type="float" office:value="484" calcext:value-type="float">
            <text:p>484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86" calcext:value-type="float">
            <text:p>0.8186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805" calcext:value-type="float">
            <text:p>0.7805</text:p>
          </table:table-cell>
          <table:table-cell table:style-name="ce79" office:value-type="float" office:value="484" calcext:value-type="float">
            <text:p>484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55" calcext:value-type="float">
            <text:p>0.5155</text:p>
          </table:table-cell>
          <table:table-cell table:style-name="ce71" office:value-type="float" office:value="0.6394" calcext:value-type="float">
            <text:p>0.6394</text:p>
          </table:table-cell>
          <table:table-cell table:style-name="ce71" office:value-type="float" office:value="0.5708" calcext:value-type="float">
            <text:p>0.5708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5526" calcext:value-type="float">
            <text:p>0.552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6106" calcext:value-type="float">
            <text:p>0.6106</text:p>
          </table:table-cell>
          <table:table-cell table:style-name="ce71" office:value-type="float" office:value="0.5546" calcext:value-type="float">
            <text:p>0.554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0.6587" calcext:value-type="float">
            <text:p>0.6587</text:p>
          </table:table-cell>
          <table:table-cell table:style-name="ce71" office:value-type="float" office:value="0.5781" calcext:value-type="float">
            <text:p>0.5781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977" calcext:value-type="float">
            <text:p>0.4977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105" calcext:value-type="float">
            <text:p>0.5105</text:p>
          </table:table-cell>
          <table:table-cell table:style-name="ce79" office:value-type="float" office:value="208" calcext:value-type="float">
            <text:p>208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6154" calcext:value-type="float">
            <text:p>0.6154</text:p>
          </table:table-cell>
          <table:table-cell table:style-name="ce71" office:value-type="float" office:value="0.5577" calcext:value-type="float">
            <text:p>0.5577</text:p>
          </table:table-cell>
          <table:table-cell table:style-name="ce79" office:value-type="float" office:value="208" calcext:value-type="float">
            <text:p>20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91" calcext:value-type="float">
            <text:p>0.6691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36" calcext:value-type="float">
            <text:p>0.7136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8.6" calcext:value-type="float">
            <text:p>68.6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9.8" calcext:value-type="float">
            <text:p>69.8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7" calcext:value-type="float">
            <text:p>70.7</text:p>
          </table:table-cell>
          <table:table-cell table:style-name="ce127" table:number-columns-repeated="2"/>
          <table:table-cell table:style-name="ce8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2" table:number-rows-repeated="1048527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ingle_Exp_01_25" table:style-name="ta1"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ingle_Exp_26_50" table:style-name="ta1"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ingle_Exp_51_75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2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5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5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5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9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1048526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1:15:23.980469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3-08T21:51:07.539645675</dc:date>
    <meta:editing-duration>P1DT16H36M41S</meta:editing-duration>
    <meta:editing-cycles>94</meta:editing-cycles>
    <meta:generator>LibreOffice/6.4.6.2$Linux_X86_64 LibreOffice_project/40$Build-2</meta:generator>
    <meta:document-statistic meta:table-count="8" meta:cell-count="6575" meta:object-count="0"/>
  </office:meta>
</office:document-meta>
</file>